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56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14.15mm" fo:break-before="auto" style:use-optimal-row-height="false"/>
    </style:style>
    <style:style style:name="ro9" style:family="table-row">
      <style:table-row-properties style:row-height="7.07mm" fo:break-before="auto" style:use-optimal-row-height="false"/>
    </style:style>
    <style:style style:name="ro10" style:family="table-row">
      <style:table-row-properties style:row-height="8.13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ro12" style:family="table-row">
      <style:table-row-properties style:row-height="1.57mm" fo:break-before="auto" style:use-optimal-row-height="false"/>
    </style:style>
    <style:style style:name="ro13" style:family="table-row">
      <style:table-row-properties style:row-height="9.24mm" fo:break-before="auto" style:use-optimal-row-height="false"/>
    </style:style>
    <style:style style:name="ro14" style:family="table-row">
      <style:table-row-properties style:row-height="9.5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ro18" style:family="table-row">
      <style:table-row-properties style:row-height="5.2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6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6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49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49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49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20892" calcext:value-type="float">
            <text:p><text:s text:c="3"/>420,892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49" office:value-type="float" office:value="433689" calcext:value-type="float">
            <text:p><text:s text:c="3"/>433,689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49" office:value-type="float" office:value="444823" calcext:value-type="float">
            <text:p><text:s text:c="3"/>444,8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49" office:value-type="float" office:value="454951" calcext:value-type="float">
            <text:p><text:s text:c="3"/>454,95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49" office:value-type="float" office:value="464961" calcext:value-type="float">
            <text:p><text:s text:c="3"/>464,96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0" office:value-type="float" office:value="474919" calcext:value-type="float">
            <text:p><text:s text:c="3"/>474,919</text:p>
          </table:table-cell>
          <table:table-cell table:style-name="ce61"/>
          <table:table-cell table:style-name="ce63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1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六　月</text:p>
          </table:table-cell>
          <table:table-cell table:style-name="ce20" office:value-type="float" office:value="7445056" calcext:value-type="float">
            <text:p><text:s text:c="3"/>7,445,056</text:p>
          </table:table-cell>
          <table:table-cell table:style-name="ce20" office:value-type="float" office:value="22901897" calcext:value-type="float">
            <text:p><text:s text:c="3"/>22,901,897</text:p>
          </table:table-cell>
          <table:table-cell table:style-name="ce20" office:value-type="float" office:value="11591823" calcext:value-type="float">
            <text:p><text:s text:c="3"/>11,591,823</text:p>
          </table:table-cell>
          <table:table-cell table:style-name="ce20" office:value-type="float" office:value="11310074" calcext:value-type="float">
            <text:p><text:s text:c="3"/>11,310,074</text:p>
          </table:table-cell>
          <table:table-cell table:style-name="ce20" office:value-type="float" office:value="14687" calcext:value-type="float">
            <text:p><text:s text:c="3"/>14,687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10583" calcext:value-type="float">
            <text:p><text:s text:c="3"/>10,583</text:p>
          </table:table-cell>
          <table:table-cell table:style-name="ce37" office:value-type="float" office:value="5.62" calcext:value-type="float">
            <text:p><text:s text:c="3"/>5.62</text:p>
          </table:table-cell>
          <table:table-cell table:style-name="ce20" office:value-type="float" office:value="4104" calcext:value-type="float">
            <text:p><text:s text:c="3"/>4,104</text:p>
          </table:table-cell>
          <table:table-cell table:style-name="ce37" office:value-type="float" office:value="2.18" calcext:value-type="float">
            <text:p><text:s text:c="3"/>2.18</text:p>
          </table:table-cell>
          <table:table-cell table:style-name="ce20" office:value-type="float" office:value="11219" calcext:value-type="float">
            <text:p><text:s text:c="3"/>11,219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4792" calcext:value-type="float">
            <text:p><text:s text:c="3"/>4,792</text:p>
          </table:table-cell>
          <table:table-cell table:style-name="ce37" office:value-type="float" office:value="2.55" calcext:value-type="float">
            <text:p><text:s text:c="3"/>2.55</text:p>
          </table:table-cell>
          <table:table-cell table:style-name="ce49" office:value-type="float" office:value="479216" calcext:value-type="float">
            <text:p><text:s text:c="3"/>479,216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七　月</text:p>
          </table:table-cell>
          <table:table-cell table:style-name="ce20" office:value-type="float" office:value="7457026" calcext:value-type="float">
            <text:p><text:s text:c="3"/>7,457,026</text:p>
          </table:table-cell>
          <table:table-cell table:style-name="ce20" office:value-type="float" office:value="22911292" calcext:value-type="float">
            <text:p><text:s text:c="3"/>22,911,292</text:p>
          </table:table-cell>
          <table:table-cell table:style-name="ce20" office:value-type="float" office:value="11594232" calcext:value-type="float">
            <text:p><text:s text:c="3"/>11,594,232</text:p>
          </table:table-cell>
          <table:table-cell table:style-name="ce20" office:value-type="float" office:value="11317060" calcext:value-type="float">
            <text:p><text:s text:c="3"/>11,317,060</text:p>
          </table:table-cell>
          <table:table-cell table:style-name="ce20" office:value-type="float" office:value="16737" calcext:value-type="float">
            <text:p><text:s text:c="3"/>16,737</text:p>
          </table:table-cell>
          <table:table-cell table:style-name="ce37" office:value-type="float" office:value="8.6" calcext:value-type="float">
            <text:p><text:s text:c="3"/>8.60</text:p>
          </table:table-cell>
          <table:table-cell table:style-name="ce20" office:value-type="float" office:value="11870" calcext:value-type="float">
            <text:p><text:s text:c="3"/>11,87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4867" calcext:value-type="float">
            <text:p><text:s text:c="3"/>4,867</text:p>
          </table:table-cell>
          <table:table-cell table:style-name="ce37" office:value-type="float" office:value="2.5" calcext:value-type="float">
            <text:p><text:s text:c="3"/>2.50</text:p>
          </table:table-cell>
          <table:table-cell table:style-name="ce20" office:value-type="float" office:value="11136" calcext:value-type="float">
            <text:p><text:s text:c="3"/>11,136</text:p>
          </table:table-cell>
          <table:table-cell table:style-name="ce37" office:value-type="float" office:value="5.72" calcext:value-type="float">
            <text:p><text:s text:c="3"/>5.72</text:p>
          </table:table-cell>
          <table:table-cell table:style-name="ce20" office:value-type="float" office:value="5455" calcext:value-type="float">
            <text:p><text:s text:c="3"/>5,455</text:p>
          </table:table-cell>
          <table:table-cell table:style-name="ce37" office:value-type="float" office:value="2.8" calcext:value-type="float">
            <text:p><text:s text:c="3"/>2.80</text:p>
          </table:table-cell>
          <table:table-cell table:style-name="ce49" office:value-type="float" office:value="480000" calcext:value-type="float">
            <text:p><text:s text:c="3"/>480,00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八　月</text:p>
          </table:table-cell>
          <table:table-cell table:style-name="ce20" office:value-type="float" office:value="7472010" calcext:value-type="float">
            <text:p><text:s text:c="3"/>7,472,010</text:p>
          </table:table-cell>
          <table:table-cell table:style-name="ce20" office:value-type="float" office:value="22920250" calcext:value-type="float">
            <text:p><text:s text:c="3"/>22,920,250</text:p>
          </table:table-cell>
          <table:table-cell table:style-name="ce20" office:value-type="float" office:value="11596716" calcext:value-type="float">
            <text:p><text:s text:c="3"/>11,596,716</text:p>
          </table:table-cell>
          <table:table-cell table:style-name="ce20" office:value-type="float" office:value="11323534" calcext:value-type="float">
            <text:p><text:s text:c="3"/>11,323,534</text:p>
          </table:table-cell>
          <table:table-cell table:style-name="ce20" office:value-type="float" office:value="18109" calcext:value-type="float">
            <text:p><text:s text:c="3"/>18,109</text:p>
          </table:table-cell>
          <table:table-cell table:style-name="ce37" office:value-type="float" office:value="9.3" calcext:value-type="float">
            <text:p><text:s text:c="3"/>9.30</text:p>
          </table:table-cell>
          <table:table-cell table:style-name="ce20" office:value-type="float" office:value="11493" calcext:value-type="float">
            <text:p><text:s text:c="3"/>11,493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20" office:value-type="float" office:value="6616" calcext:value-type="float">
            <text:p><text:s text:c="3"/>6,616</text:p>
          </table:table-cell>
          <table:table-cell table:style-name="ce37" office:value-type="float" office:value="3.4" calcext:value-type="float">
            <text:p><text:s text:c="3"/>3.40</text:p>
          </table:table-cell>
          <table:table-cell table:style-name="ce20" office:value-type="float" office:value="7391" calcext:value-type="float">
            <text:p><text:s text:c="3"/>7,391</text:p>
          </table:table-cell>
          <table:table-cell table:style-name="ce37" office:value-type="float" office:value="3.8" calcext:value-type="float">
            <text:p><text:s text:c="3"/>3.80</text:p>
          </table:table-cell>
          <table:table-cell table:style-name="ce20" office:value-type="float" office:value="5223" calcext:value-type="float">
            <text:p><text:s text:c="3"/>5,223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49" office:value-type="float" office:value="481119" calcext:value-type="float">
            <text:p><text:s text:c="3"/>481,11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九　月</text:p>
          </table:table-cell>
          <table:table-cell table:style-name="ce20" office:value-type="float" office:value="7491916" calcext:value-type="float">
            <text:p><text:s text:c="3"/>7,491,916</text:p>
          </table:table-cell>
          <table:table-cell table:style-name="ce20" office:value-type="float" office:value="22925311" calcext:value-type="float">
            <text:p><text:s text:c="3"/>22,925,311</text:p>
          </table:table-cell>
          <table:table-cell table:style-name="ce20" office:value-type="float" office:value="11597705" calcext:value-type="float">
            <text:p><text:s text:c="3"/>11,597,705</text:p>
          </table:table-cell>
          <table:table-cell table:style-name="ce20" office:value-type="float" office:value="11327606" calcext:value-type="float">
            <text:p><text:s text:c="3"/>11,327,606</text:p>
          </table:table-cell>
          <table:table-cell table:style-name="ce20" office:value-type="float" office:value="14863" calcext:value-type="float">
            <text:p><text:s text:c="3"/>14,86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0238" calcext:value-type="float">
            <text:p><text:s text:c="3"/>10,238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20" office:value-type="float" office:value="4625" calcext:value-type="float">
            <text:p><text:s text:c="3"/>4,625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20" office:value-type="float" office:value="6059" calcext:value-type="float">
            <text:p><text:s text:c="3"/>6,059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4278" calcext:value-type="float">
            <text:p><text:s text:c="3"/>4,278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49" office:value-type="float" office:value="482000" calcext:value-type="float">
            <text:p><text:s text:c="3"/>482,000</text:p>
          </table:table-cell>
          <table:table-cell table:style-name="ce61" office:value-type="string" calcext:value-type="string">
            <text:p><text:s/></text:p>
          </table:table-cell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49" office:value-type="float" office:value="482798" calcext:value-type="float">
            <text:p><text:s text:c="3"/>482,798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49" office:value-type="float" office:value="483459" calcext:value-type="float">
            <text:p><text:s text:c="3"/>483,45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49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1" office:value-type="string" calcext:value-type="string">
            <text:p>九十七年</text:p>
            <text:p>截至六月止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33" office:value-type="float" office:value="95789" calcext:value-type="float">
            <text:p><text:s text:c="3"/>95,789</text:p>
          </table:table-cell>
          <table:table-cell table:style-name="ce40" office:value-type="float" office:value="8.38" calcext:value-type="float">
            <text:p><text:s text:c="3"/>8.38</text:p>
          </table:table-cell>
          <table:table-cell table:style-name="ce32" office:value-type="float" office:value="73973" calcext:value-type="float">
            <text:p><text:s text:c="3"/>73,973</text:p>
          </table:table-cell>
          <table:table-cell table:style-name="ce40" office:value-type="float" office:value="6.47" calcext:value-type="float">
            <text:p><text:s text:c="3"/>6.47</text:p>
          </table:table-cell>
          <table:table-cell table:style-name="ce32" office:value-type="float" office:value="21816" calcext:value-type="float">
            <text:p><text:s text:c="3"/>21,816</text:p>
          </table:table-cell>
          <table:table-cell table:style-name="ce40" office:value-type="float" office:value="1.91" calcext:value-type="float">
            <text:p><text:s text:c="3"/>1.91</text:p>
          </table:table-cell>
          <table:table-cell table:style-name="ce32" office:value-type="float" office:value="79122" calcext:value-type="float">
            <text:p><text:s text:c="3"/>79,122</text:p>
          </table:table-cell>
          <table:table-cell table:style-name="ce40" office:value-type="float" office:value="6.92" calcext:value-type="float">
            <text:p><text:s text:c="3"/>6.92</text:p>
          </table:table-cell>
          <table:table-cell table:style-name="ce32" office:value-type="float" office:value="27338" calcext:value-type="float">
            <text:p><text:s text:c="3"/>27,338</text:p>
          </table:table-cell>
          <table:table-cell table:style-name="ce40" office:value-type="float" office:value="2.39" calcext:value-type="float">
            <text:p><text:s text:c="3"/>2.39</text:p>
          </table:table-cell>
          <table:table-cell table:style-name="ce50" office:value-type="float" office:value="488773" calcext:value-type="float">
            <text:p><text:s text:c="3"/>488,77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0" office:value-type="float" office:value="484906" calcext:value-type="float">
            <text:p><text:s text:c="3"/>484,906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0" office:value-type="float" office:value="485687" calcext:value-type="float">
            <text:p><text:s text:c="3"/>485,687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0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39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39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39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7205" calcext:value-type="float">
            <text:p><text:s text:c="3"/>487,205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五　月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21" office:value-type="float" office:value="15309" calcext:value-type="float">
            <text:p><text:s text:c="3"/>15,309</text:p>
          </table:table-cell>
          <table:table-cell table:style-name="ce39" office:value-type="float" office:value="7.86" calcext:value-type="float">
            <text:p><text:s text:c="3"/>7.86</text:p>
          </table:table-cell>
          <table:table-cell table:style-name="ce21" office:value-type="float" office:value="11594" calcext:value-type="float">
            <text:p><text:s text:c="3"/>11,594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3715" calcext:value-type="float">
            <text:p><text:s text:c="3"/>3,715</text:p>
          </table:table-cell>
          <table:table-cell table:style-name="ce39" office:value-type="float" office:value="1.91" calcext:value-type="float">
            <text:p><text:s text:c="3"/>1.91</text:p>
          </table:table-cell>
          <table:table-cell table:style-name="ce21" office:value-type="float" office:value="16189" calcext:value-type="float">
            <text:p><text:s text:c="3"/>16,189</text:p>
          </table:table-cell>
          <table:table-cell table:style-name="ce39" office:value-type="float" office:value="8.32" calcext:value-type="float">
            <text:p><text:s text:c="3"/>8.32</text:p>
          </table:table-cell>
          <table:table-cell table:style-name="ce21" office:value-type="float" office:value="4972" calcext:value-type="float">
            <text:p><text:s text:c="3"/>4,972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7863" calcext:value-type="float">
            <text:p><text:s text:c="3"/>487,863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2" office:value-type="string" calcext:value-type="string">
            <text:p>六　月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21" office:value-type="float" office:value="14429" calcext:value-type="float">
            <text:p><text:s text:c="3"/>14,429</text:p>
          </table:table-cell>
          <table:table-cell table:style-name="ce39" office:value-type="float" office:value="7.66" calcext:value-type="float">
            <text:p><text:s text:c="3"/>7.66</text:p>
          </table:table-cell>
          <table:table-cell table:style-name="ce21" office:value-type="float" office:value="11104" calcext:value-type="float">
            <text:p><text:s text:c="3"/>11,104</text:p>
          </table:table-cell>
          <table:table-cell table:style-name="ce39" office:value-type="float" office:value="5.89" calcext:value-type="float">
            <text:p><text:s text:c="3"/>5.89</text:p>
          </table:table-cell>
          <table:table-cell table:style-name="ce21" office:value-type="float" office:value="3325" calcext:value-type="float">
            <text:p><text:s text:c="3"/>3,325</text:p>
          </table:table-cell>
          <table:table-cell table:style-name="ce39" office:value-type="float" office:value="1.76" calcext:value-type="float">
            <text:p><text:s text:c="3"/>1.76</text:p>
          </table:table-cell>
          <table:table-cell table:style-name="ce21" office:value-type="float" office:value="12417" calcext:value-type="float">
            <text:p><text:s text:c="3"/>12,417</text:p>
          </table:table-cell>
          <table:table-cell table:style-name="ce39" office:value-type="float" office:value="6.59" calcext:value-type="float">
            <text:p><text:s text:c="3"/>6.59</text:p>
          </table:table-cell>
          <table:table-cell table:style-name="ce21" office:value-type="float" office:value="4709" calcext:value-type="float">
            <text:p><text:s text:c="3"/>4,709</text:p>
          </table:table-cell>
          <table:table-cell table:style-name="ce39" office:value-type="float" office:value="2.5" calcext:value-type="float">
            <text:p><text:s text:c="3"/>2.50</text:p>
          </table:table-cell>
          <table:table-cell table:style-name="ce52" office:value-type="float" office:value="488773" calcext:value-type="float">
            <text:p><text:s text:c="3"/>488,773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76163886477147" calcext:value-type="float">
            <text:p><text:s text:c="3"/>1.76</text:p>
          </table:table-cell>
          <table:table-cell table:style-name="ce23" office:value-type="float" office:value="0.403307202019117" calcext:value-type="float">
            <text:p><text:s text:c="3"/>0.40</text:p>
          </table:table-cell>
          <table:table-cell table:style-name="ce23" office:value-type="float" office:value="0.207793027895612" calcext:value-type="float">
            <text:p><text:s text:c="3"/>0.21</text:p>
          </table:table-cell>
          <table:table-cell table:style-name="ce23" office:value-type="float" office:value="0.603691894500425" calcext:value-type="float">
            <text:p><text:s text:c="3"/>0.60</text:p>
          </table:table-cell>
          <table:table-cell table:style-name="ce23" office:value-type="float" office:value="-1.75665554572071" calcext:value-type="float">
            <text:p>－1.76</text:p>
          </table:table-cell>
          <table:table-cell table:style-name="ce23" office:value-type="float" office:value="-0.14" calcext:value-type="float">
            <text:p>－0.14</text:p>
          </table:table-cell>
          <table:table-cell table:style-name="ce23" office:value-type="float" office:value="4.92298970046301" calcext:value-type="float">
            <text:p><text:s text:c="3"/>4.92</text:p>
          </table:table-cell>
          <table:table-cell table:style-name="ce23" office:value-type="float" office:value="0.27" calcext:value-type="float">
            <text:p><text:s text:c="3"/>0.27</text:p>
          </table:table-cell>
          <table:table-cell table:style-name="ce23" office:value-type="float" office:value="-18.9814814814815" calcext:value-type="float">
            <text:p>－18.98</text:p>
          </table:table-cell>
          <table:table-cell table:style-name="ce23" office:value-type="float" office:value="-0.42" calcext:value-type="float">
            <text:p>－0.42</text:p>
          </table:table-cell>
          <table:table-cell table:style-name="ce23" office:value-type="float" office:value="10.678313575185" calcext:value-type="float">
            <text:p><text:s text:c="3"/>10.68</text:p>
          </table:table-cell>
          <table:table-cell table:style-name="ce23" office:value-type="float" office:value="0.63" calcext:value-type="float">
            <text:p><text:s text:c="3"/>0.63</text:p>
          </table:table-cell>
          <table:table-cell table:style-name="ce23" office:value-type="float" office:value="-1.73205342237062" calcext:value-type="float">
            <text:p>－1.73</text:p>
          </table:table-cell>
          <table:table-cell table:style-name="ce23" office:value-type="float" office:value="-0.0499999999999998" calcext:value-type="float">
            <text:p>－0.05</text:p>
          </table:table-cell>
          <table:table-cell table:style-name="ce53" office:value-type="float" office:value="1.9942990217355" calcext:value-type="float">
            <text:p><text:s text:c="3"/>1.99</text:p>
          </table:table-cell>
          <table:table-cell table:style-name="ce60"/>
          <table:table-cell table:style-name="ce62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195584904532507" calcext:value-type="float">
            <text:p><text:s text:c="3"/>0.20</text:p>
          </table:table-cell>
          <table:table-cell table:style-name="ce24" office:value-type="float" office:value="0.0253779858283481" calcext:value-type="float">
            <text:p><text:s text:c="3"/>0.03</text:p>
          </table:table-cell>
          <table:table-cell table:style-name="ce24" office:value-type="float" office:value="0.00912624786372618" calcext:value-type="float">
            <text:p><text:s text:c="3"/>0.01</text:p>
          </table:table-cell>
          <table:table-cell table:style-name="ce24" office:value-type="float" office:value="0.0419744780402438" calcext:value-type="float">
            <text:p><text:s text:c="3"/>0.04</text:p>
          </table:table-cell>
          <table:table-cell table:style-name="ce24" office:value-type="float" office:value="-5.74825266183291" calcext:value-type="float">
            <text:p>－5.75</text:p>
          </table:table-cell>
          <table:table-cell table:style-name="ce24" office:value-type="float" office:value="-0.2" calcext:value-type="float">
            <text:p>－0.20</text:p>
          </table:table-cell>
          <table:table-cell table:style-name="ce24" office:value-type="float" office:value="-4.22632396066931" calcext:value-type="float">
            <text:p>－4.23</text:p>
          </table:table-cell>
          <table:table-cell table:style-name="ce24" office:value-type="float" office:value="-0.0700000000000003" calcext:value-type="float">
            <text:p>－0.07</text:p>
          </table:table-cell>
          <table:table-cell table:style-name="ce24" office:value-type="float" office:value="-10.4979811574697" calcext:value-type="float">
            <text:p>－10.50</text:p>
          </table:table-cell>
          <table:table-cell table:style-name="ce24" office:value-type="float" office:value="-0.15" calcext:value-type="float">
            <text:p>－0.15</text:p>
          </table:table-cell>
          <table:table-cell table:style-name="ce24" office:value-type="float" office:value="-23.2997714497498" calcext:value-type="float">
            <text:p>－23.30</text:p>
          </table:table-cell>
          <table:table-cell table:style-name="ce24" office:value-type="float" office:value="-1.73" calcext:value-type="float">
            <text:p>－1.73</text:p>
          </table:table-cell>
          <table:table-cell table:style-name="ce24" office:value-type="float" office:value="-5.28962188254224" calcext:value-type="float">
            <text:p>－5.29</text:p>
          </table:table-cell>
          <table:table-cell table:style-name="ce24" office:value-type="float" office:value="-0.0499999999999998" calcext:value-type="float">
            <text:p>－0.05</text:p>
          </table:table-cell>
          <table:table-cell table:style-name="ce54" office:value-type="float" office:value="0.186527775215583" calcext:value-type="float">
            <text:p><text:s text:c="3"/>0.19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6 月 戶 口 統 計 速 報 表 (續)</text:p>
          </table:table-cell>
          <table:covered-table-cell table:number-columns-repeated="10" table:style-name="ce2"/>
          <table:covered-table-cell table:style-name="ce7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8" office:value-type="string" calcext:value-type="string">
            <text:p>人</text:p>
          </table:table-cell>
          <table:table-cell table:style-name="ce68" office:value-type="string" calcext:value-type="string">
            <text:p>口</text:p>
          </table:table-cell>
          <table:table-cell table:style-name="ce68" office:value-type="string" calcext:value-type="string">
            <text:p>數</text:p>
          </table:table-cell>
          <table:table-cell table:style-name="ce69" office:value-type="string" calcext:value-type="string" table:number-columns-spanned="2" table:number-rows-spanned="1">
            <text:p>出　　　　生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死　　　　亡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自　然　增　加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結　　婚　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離　　婚</text:p>
          </table:table-cell>
          <table:covered-table-cell table:style-name="ce7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style-name="ce56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covered-table-cell table:style-name="ce47"/>
          <table:table-cell table:style-name="ce56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5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13">
          <table:table-cell table:style-name="ce64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576211" calcext:value-type="float">
            <text:p><text:s text:c="3"/>7,576,211</text:p>
          </table:table-cell>
          <table:table-cell table:style-name="ce20" office:value-type="float" office:value="22994262" calcext:value-type="float">
            <text:p><text:s text:c="3"/>22,994,262</text:p>
          </table:table-cell>
          <table:table-cell table:style-name="ce20" office:value-type="float" office:value="11615910" calcext:value-type="float">
            <text:p><text:s text:c="3"/>11,615,910</text:p>
          </table:table-cell>
          <table:table-cell table:style-name="ce20" office:value-type="float" office:value="11378352" calcext:value-type="float">
            <text:p><text:s text:c="3"/>11,378,352</text:p>
          </table:table-cell>
          <table:table-cell table:style-name="ce20" office:value-type="float" office:value="14429" calcext:value-type="float">
            <text:p><text:s text:c="3"/>14,429</text:p>
          </table:table-cell>
          <table:table-cell table:style-name="ce37" office:value-type="float" office:value="7.66" calcext:value-type="float">
            <text:p><text:s text:c="3"/>7.66</text:p>
          </table:table-cell>
          <table:table-cell table:style-name="ce20" office:value-type="float" office:value="11104" calcext:value-type="float">
            <text:p><text:s text:c="3"/>11,104</text:p>
          </table:table-cell>
          <table:table-cell table:style-name="ce37" office:value-type="float" office:value="5.89" calcext:value-type="float">
            <text:p><text:s text:c="3"/>5.89</text:p>
          </table:table-cell>
          <table:table-cell table:style-name="ce20" office:value-type="float" office:value="3325" calcext:value-type="float">
            <text:p><text:s text:c="3"/>3,325</text:p>
          </table:table-cell>
          <table:table-cell table:style-name="ce37" office:value-type="float" office:value="1.76" calcext:value-type="float">
            <text:p><text:s text:c="3"/>1.76</text:p>
          </table:table-cell>
          <table:table-cell table:style-name="ce20" office:value-type="float" office:value="12417" calcext:value-type="float">
            <text:p><text:s text:c="3"/>12,417</text:p>
          </table:table-cell>
          <table:table-cell table:style-name="ce37" office:value-type="float" office:value="6.59" calcext:value-type="float">
            <text:p><text:s text:c="3"/>6.59</text:p>
          </table:table-cell>
          <table:table-cell table:style-name="ce78" office:value-type="float" office:value="4709" calcext:value-type="float">
            <text:p><text:s text:c="3"/>4,709</text:p>
          </table:table-cell>
          <table:table-cell table:style-name="ce80" office:value-type="float" office:value="2.5" calcext:value-type="float">
            <text:p><text:s text:c="3"/>2.50</text:p>
          </table:table-cell>
          <table:table-cell table:style-name="ce83" office:value-type="float" office:value="488773" calcext:value-type="float">
            <text:p><text:s text:c="3"/>488,773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544629" calcext:value-type="float">
            <text:p><text:s text:c="3"/>7,544,629</text:p>
          </table:table-cell>
          <table:table-cell table:style-name="ce20" office:value-type="float" office:value="22901096" calcext:value-type="float">
            <text:p><text:s text:c="3"/>22,901,096</text:p>
          </table:table-cell>
          <table:table-cell table:style-name="ce20" office:value-type="float" office:value="11565856" calcext:value-type="float">
            <text:p><text:s text:c="3"/>11,565,856</text:p>
          </table:table-cell>
          <table:table-cell table:style-name="ce20" office:value-type="float" office:value="11335240" calcext:value-type="float">
            <text:p><text:s text:c="3"/>11,335,240</text:p>
          </table:table-cell>
          <table:table-cell table:style-name="ce20" office:value-type="float" office:value="14367" calcext:value-type="float">
            <text:p><text:s text:c="3"/>14,367</text:p>
          </table:table-cell>
          <table:table-cell table:style-name="ce37" office:value-type="float" office:value="7.65" calcext:value-type="float">
            <text:p><text:s text:c="3"/>7.65</text:p>
          </table:table-cell>
          <table:table-cell table:style-name="ce20" office:value-type="float" office:value="11072" calcext:value-type="float">
            <text:p><text:s text:c="3"/>11,072</text:p>
          </table:table-cell>
          <table:table-cell table:style-name="ce37" office:value-type="float" office:value="5.9" calcext:value-type="float">
            <text:p><text:s text:c="3"/>5.90</text:p>
          </table:table-cell>
          <table:table-cell table:style-name="ce20" office:value-type="float" office:value="3295" calcext:value-type="float">
            <text:p><text:s text:c="3"/>3,295</text:p>
          </table:table-cell>
          <table:table-cell table:style-name="ce37" office:value-type="float" office:value="1.76" calcext:value-type="float">
            <text:p><text:s text:c="3"/>1.76</text:p>
          </table:table-cell>
          <table:table-cell table:style-name="ce20" office:value-type="float" office:value="12373" calcext:value-type="float">
            <text:p><text:s text:c="3"/>12,373</text:p>
          </table:table-cell>
          <table:table-cell table:style-name="ce37" office:value-type="float" office:value="6.59" calcext:value-type="float">
            <text:p><text:s text:c="3"/>6.59</text:p>
          </table:table-cell>
          <table:table-cell table:style-name="ce78" office:value-type="float" office:value="4701" calcext:value-type="float">
            <text:p><text:s text:c="3"/>4,701</text:p>
          </table:table-cell>
          <table:table-cell table:style-name="ce80" office:value-type="float" office:value="2.5" calcext:value-type="float">
            <text:p><text:s text:c="3"/>2.50</text:p>
          </table:table-cell>
          <table:table-cell table:style-name="ce83" office:value-type="float" office:value="488341" calcext:value-type="float">
            <text:p><text:s text:c="3"/>488,341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026782" calcext:value-type="float">
            <text:p><text:s text:c="3"/>6,026,782</text:p>
          </table:table-cell>
          <table:table-cell table:style-name="ce20" office:value-type="float" office:value="18747588" calcext:value-type="float">
            <text:p><text:s text:c="3"/>18,747,588</text:p>
          </table:table-cell>
          <table:table-cell table:style-name="ce20" office:value-type="float" office:value="9532603" calcext:value-type="float">
            <text:p><text:s text:c="3"/>9,532,603</text:p>
          </table:table-cell>
          <table:table-cell table:style-name="ce20" office:value-type="float" office:value="9214985" calcext:value-type="float">
            <text:p><text:s text:c="3"/>9,214,985</text:p>
          </table:table-cell>
          <table:table-cell table:style-name="ce20" office:value-type="float" office:value="11983" calcext:value-type="float">
            <text:p><text:s text:c="3"/>11,983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9165" calcext:value-type="float">
            <text:p><text:s text:c="3"/>9,165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2818" calcext:value-type="float">
            <text:p><text:s text:c="3"/>2,818</text:p>
          </table:table-cell>
          <table:table-cell table:style-name="ce37" office:value-type="float" office:value="1.83" calcext:value-type="float">
            <text:p><text:s text:c="3"/>1.83</text:p>
          </table:table-cell>
          <table:table-cell table:style-name="ce20" office:value-type="float" office:value="10101" calcext:value-type="float">
            <text:p><text:s text:c="3"/>10,101</text:p>
          </table:table-cell>
          <table:table-cell table:style-name="ce37" office:value-type="float" office:value="6.57" calcext:value-type="float">
            <text:p><text:s text:c="3"/>6.57</text:p>
          </table:table-cell>
          <table:table-cell table:style-name="ce78" office:value-type="float" office:value="3835" calcext:value-type="float">
            <text:p><text:s text:c="3"/>3,835</text:p>
          </table:table-cell>
          <table:table-cell table:style-name="ce80" office:value-type="float" office:value="2.5" calcext:value-type="float">
            <text:p><text:s text:c="3"/>2.50</text:p>
          </table:table-cell>
          <table:table-cell table:style-name="ce83" office:value-type="float" office:value="464767" calcext:value-type="float">
            <text:p><text:s text:c="3"/>464,767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22485" calcext:value-type="float">
            <text:p><text:s text:c="3"/>1,322,485</text:p>
          </table:table-cell>
          <table:table-cell table:style-name="ce20" office:value-type="float" office:value="3811043" calcext:value-type="float">
            <text:p><text:s text:c="3"/>3,811,043</text:p>
          </table:table-cell>
          <table:table-cell table:style-name="ce20" office:value-type="float" office:value="1903837" calcext:value-type="float">
            <text:p><text:s text:c="3"/>1,903,837</text:p>
          </table:table-cell>
          <table:table-cell table:style-name="ce20" office:value-type="float" office:value="1907206" calcext:value-type="float">
            <text:p><text:s text:c="3"/>1,907,206</text:p>
          </table:table-cell>
          <table:table-cell table:style-name="ce20" office:value-type="float" office:value="2284" calcext:value-type="float">
            <text:p><text:s text:c="3"/>2,284</text:p>
          </table:table-cell>
          <table:table-cell table:style-name="ce37" office:value-type="float" office:value="7.31" calcext:value-type="float">
            <text:p><text:s text:c="3"/>7.31</text:p>
          </table:table-cell>
          <table:table-cell table:style-name="ce20" office:value-type="float" office:value="1447" calcext:value-type="float">
            <text:p><text:s text:c="3"/>1,447</text:p>
          </table:table-cell>
          <table:table-cell table:style-name="ce37" office:value-type="float" office:value="4.63" calcext:value-type="float">
            <text:p><text:s text:c="3"/>4.63</text:p>
          </table:table-cell>
          <table:table-cell table:style-name="ce20" office:value-type="float" office:value="837" calcext:value-type="float">
            <text:p><text:s text:c="3"/>837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20" office:value-type="float" office:value="2441" calcext:value-type="float">
            <text:p><text:s text:c="3"/>2,441</text:p>
          </table:table-cell>
          <table:table-cell table:style-name="ce37" office:value-type="float" office:value="7.82" calcext:value-type="float">
            <text:p><text:s text:c="3"/>7.82</text:p>
          </table:table-cell>
          <table:table-cell table:style-name="ce78" office:value-type="float" office:value="830" calcext:value-type="float">
            <text:p><text:s text:c="3"/>830</text:p>
          </table:table-cell>
          <table:table-cell table:style-name="ce80" office:value-type="float" office:value="2.66" calcext:value-type="float">
            <text:p><text:s text:c="3"/>2.66</text:p>
          </table:table-cell>
          <table:table-cell table:style-name="ce83" office:value-type="float" office:value="44850" calcext:value-type="float">
            <text:p><text:s text:c="3"/>44,850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8278" calcext:value-type="float">
            <text:p><text:s text:c="3"/>148,278</text:p>
          </table:table-cell>
          <table:table-cell table:style-name="ce20" office:value-type="float" office:value="461082" calcext:value-type="float">
            <text:p><text:s text:c="3"/>461,082</text:p>
          </table:table-cell>
          <table:table-cell table:style-name="ce20" office:value-type="float" office:value="235968" calcext:value-type="float">
            <text:p><text:s text:c="3"/>235,968</text:p>
          </table:table-cell>
          <table:table-cell table:style-name="ce20" office:value-type="float" office:value="225114" calcext:value-type="float">
            <text:p><text:s text:c="3"/>225,114</text:p>
          </table:table-cell>
          <table:table-cell table:style-name="ce20" office:value-type="float" office:value="275" calcext:value-type="float">
            <text:p><text:s text:c="3"/>275</text:p>
          </table:table-cell>
          <table:table-cell table:style-name="ce37" office:value-type="float" office:value="7.28" calcext:value-type="float">
            <text:p><text:s text:c="3"/>7.28</text:p>
          </table:table-cell>
          <table:table-cell table:style-name="ce20" office:value-type="float" office:value="265" calcext:value-type="float">
            <text:p><text:s text:c="3"/>265</text:p>
          </table:table-cell>
          <table:table-cell table:style-name="ce37" office:value-type="float" office:value="7.01" calcext:value-type="float">
            <text:p><text:s text:c="3"/>7.01</text:p>
          </table:table-cell>
          <table:table-cell table:style-name="ce20" office:value-type="float" office:value="10" calcext:value-type="float">
            <text:p><text:s text:c="3"/>10</text:p>
          </table:table-cell>
          <table:table-cell table:style-name="ce37" office:value-type="float" office:value="0.26" calcext:value-type="float">
            <text:p><text:s text:c="3"/>0.26</text:p>
          </table:table-cell>
          <table:table-cell table:style-name="ce20" office:value-type="float" office:value="241" calcext:value-type="float">
            <text:p><text:s text:c="3"/>241</text:p>
          </table:table-cell>
          <table:table-cell table:style-name="ce37" office:value-type="float" office:value="6.38" calcext:value-type="float">
            <text:p><text:s text:c="3"/>6.38</text:p>
          </table:table-cell>
          <table:table-cell table:style-name="ce78" office:value-type="float" office:value="83" calcext:value-type="float">
            <text:p><text:s text:c="3"/>83</text:p>
          </table:table-cell>
          <table:table-cell table:style-name="ce80" office:value-type="float" office:value="2.2" calcext:value-type="float">
            <text:p><text:s text:c="3"/>2.20</text:p>
          </table:table-cell>
          <table:table-cell table:style-name="ce83" office:value-type="float" office:value="14586" calcext:value-type="float">
            <text:p><text:s text:c="3"/>14,58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27325" calcext:value-type="float">
            <text:p><text:s text:c="3"/>627,325</text:p>
          </table:table-cell>
          <table:table-cell table:style-name="ce20" office:value-type="float" office:value="1945581" calcext:value-type="float">
            <text:p><text:s text:c="3"/>1,945,581</text:p>
          </table:table-cell>
          <table:table-cell table:style-name="ce20" office:value-type="float" office:value="985976" calcext:value-type="float">
            <text:p><text:s text:c="3"/>985,976</text:p>
          </table:table-cell>
          <table:table-cell table:style-name="ce20" office:value-type="float" office:value="959605" calcext:value-type="float">
            <text:p><text:s text:c="3"/>959,605</text:p>
          </table:table-cell>
          <table:table-cell table:style-name="ce20" office:value-type="float" office:value="1394" calcext:value-type="float">
            <text:p><text:s text:c="3"/>1,394</text:p>
          </table:table-cell>
          <table:table-cell table:style-name="ce37" office:value-type="float" office:value="8.75" calcext:value-type="float">
            <text:p><text:s text:c="3"/>8.75</text:p>
          </table:table-cell>
          <table:table-cell table:style-name="ce20" office:value-type="float" office:value="796" calcext:value-type="float">
            <text:p><text:s text:c="3"/>796</text:p>
          </table:table-cell>
          <table:table-cell table:style-name="ce37" office:value-type="float" office:value="4.99" calcext:value-type="float">
            <text:p><text:s text:c="3"/>4.99</text:p>
          </table:table-cell>
          <table:table-cell table:style-name="ce20" office:value-type="float" office:value="598" calcext:value-type="float">
            <text:p><text:s text:c="3"/>598</text:p>
          </table:table-cell>
          <table:table-cell table:style-name="ce37" office:value-type="float" office:value="3.75" calcext:value-type="float">
            <text:p><text:s text:c="3"/>3.75</text:p>
          </table:table-cell>
          <table:table-cell table:style-name="ce20" office:value-type="float" office:value="1271" calcext:value-type="float">
            <text:p><text:s text:c="3"/>1,271</text:p>
          </table:table-cell>
          <table:table-cell table:style-name="ce37" office:value-type="float" office:value="7.97" calcext:value-type="float">
            <text:p><text:s text:c="3"/>7.97</text:p>
          </table:table-cell>
          <table:table-cell table:style-name="ce78" office:value-type="float" office:value="484" calcext:value-type="float">
            <text:p><text:s text:c="3"/>484</text:p>
          </table:table-cell>
          <table:table-cell table:style-name="ce80" office:value-type="float" office:value="3.04" calcext:value-type="float">
            <text:p><text:s text:c="3"/>3.04</text:p>
          </table:table-cell>
          <table:table-cell table:style-name="ce83" office:value-type="float" office:value="54504" calcext:value-type="float">
            <text:p><text:s text:c="3"/>54,50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49993" calcext:value-type="float">
            <text:p><text:s text:c="3"/>149,993</text:p>
          </table:table-cell>
          <table:table-cell table:style-name="ce20" office:value-type="float" office:value="499372" calcext:value-type="float">
            <text:p><text:s text:c="3"/>499,372</text:p>
          </table:table-cell>
          <table:table-cell table:style-name="ce20" office:value-type="float" office:value="258209" calcext:value-type="float">
            <text:p><text:s text:c="3"/>258,209</text:p>
          </table:table-cell>
          <table:table-cell table:style-name="ce20" office:value-type="float" office:value="241163" calcext:value-type="float">
            <text:p><text:s text:c="3"/>241,163</text:p>
          </table:table-cell>
          <table:table-cell table:style-name="ce20" office:value-type="float" office:value="448" calcext:value-type="float">
            <text:p><text:s text:c="3"/>448</text:p>
          </table:table-cell>
          <table:table-cell table:style-name="ce37" office:value-type="float" office:value="10.95" calcext:value-type="float">
            <text:p><text:s text:c="3"/>10.95</text:p>
          </table:table-cell>
          <table:table-cell table:style-name="ce20" office:value-type="float" office:value="238" calcext:value-type="float">
            <text:p><text:s text:c="3"/>238</text:p>
          </table:table-cell>
          <table:table-cell table:style-name="ce37" office:value-type="float" office:value="5.82" calcext:value-type="float">
            <text:p><text:s text:c="3"/>5.82</text:p>
          </table:table-cell>
          <table:table-cell table:style-name="ce20" office:value-type="float" office:value="210" calcext:value-type="float">
            <text:p><text:s text:c="3"/>210</text:p>
          </table:table-cell>
          <table:table-cell table:style-name="ce37" office:value-type="float" office:value="5.13" calcext:value-type="float">
            <text:p><text:s text:c="3"/>5.13</text:p>
          </table:table-cell>
          <table:table-cell table:style-name="ce20" office:value-type="float" office:value="342" calcext:value-type="float">
            <text:p><text:s text:c="3"/>342</text:p>
          </table:table-cell>
          <table:table-cell table:style-name="ce37" office:value-type="float" office:value="8.36" calcext:value-type="float">
            <text:p><text:s text:c="3"/>8.36</text:p>
          </table:table-cell>
          <table:table-cell table:style-name="ce78" office:value-type="float" office:value="120" calcext:value-type="float">
            <text:p><text:s text:c="3"/>120</text:p>
          </table:table-cell>
          <table:table-cell table:style-name="ce80" office:value-type="float" office:value="2.93" calcext:value-type="float">
            <text:p><text:s text:c="3"/>2.93</text:p>
          </table:table-cell>
          <table:table-cell table:style-name="ce83" office:value-type="float" office:value="18574" calcext:value-type="float">
            <text:p><text:s text:c="3"/>18,574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4705" calcext:value-type="float">
            <text:p><text:s text:c="3"/>164,705</text:p>
          </table:table-cell>
          <table:table-cell table:style-name="ce20" office:value-type="float" office:value="559851" calcext:value-type="float">
            <text:p><text:s text:c="3"/>559,851</text:p>
          </table:table-cell>
          <table:table-cell table:style-name="ce20" office:value-type="float" office:value="292214" calcext:value-type="float">
            <text:p><text:s text:c="3"/>292,214</text:p>
          </table:table-cell>
          <table:table-cell table:style-name="ce20" office:value-type="float" office:value="267637" calcext:value-type="float">
            <text:p><text:s text:c="3"/>267,637</text:p>
          </table:table-cell>
          <table:table-cell table:style-name="ce20" office:value-type="float" office:value="370" calcext:value-type="float">
            <text:p><text:s text:c="3"/>370</text:p>
          </table:table-cell>
          <table:table-cell table:style-name="ce37" office:value-type="float" office:value="8.06" calcext:value-type="float">
            <text:p><text:s text:c="3"/>8.06</text:p>
          </table:table-cell>
          <table:table-cell table:style-name="ce20" office:value-type="float" office:value="335" calcext:value-type="float">
            <text:p><text:s text:c="3"/>335</text:p>
          </table:table-cell>
          <table:table-cell table:style-name="ce37" office:value-type="float" office:value="7.3" calcext:value-type="float">
            <text:p><text:s text:c="3"/>7.30</text:p>
          </table:table-cell>
          <table:table-cell table:style-name="ce20" office:value-type="float" office:value="35" calcext:value-type="float">
            <text:p><text:s text:c="3"/>35</text:p>
          </table:table-cell>
          <table:table-cell table:style-name="ce37" office:value-type="float" office:value="0.76" calcext:value-type="float">
            <text:p><text:s text:c="3"/>0.76</text:p>
          </table:table-cell>
          <table:table-cell table:style-name="ce20" office:value-type="float" office:value="305" calcext:value-type="float">
            <text:p><text:s text:c="3"/>305</text:p>
          </table:table-cell>
          <table:table-cell table:style-name="ce37" office:value-type="float" office:value="6.65" calcext:value-type="float">
            <text:p><text:s text:c="3"/>6.65</text:p>
          </table:table-cell>
          <table:table-cell table:style-name="ce78" office:value-type="float" office:value="104" calcext:value-type="float">
            <text:p><text:s text:c="3"/>104</text:p>
          </table:table-cell>
          <table:table-cell table:style-name="ce80" office:value-type="float" office:value="2.27" calcext:value-type="float">
            <text:p><text:s text:c="3"/>2.27</text:p>
          </table:table-cell>
          <table:table-cell table:style-name="ce83" office:value-type="float" office:value="9986" calcext:value-type="float">
            <text:p><text:s text:c="3"/>9,986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6510" calcext:value-type="float">
            <text:p><text:s text:c="3"/>446,510</text:p>
          </table:table-cell>
          <table:table-cell table:style-name="ce20" office:value-type="float" office:value="1553446" calcext:value-type="float">
            <text:p><text:s text:c="3"/>1,553,446</text:p>
          </table:table-cell>
          <table:table-cell table:style-name="ce20" office:value-type="float" office:value="789992" calcext:value-type="float">
            <text:p><text:s text:c="3"/>789,992</text:p>
          </table:table-cell>
          <table:table-cell table:style-name="ce20" office:value-type="float" office:value="763454" calcext:value-type="float">
            <text:p><text:s text:c="3"/>763,454</text:p>
          </table:table-cell>
          <table:table-cell table:style-name="ce20" office:value-type="float" office:value="1075" calcext:value-type="float">
            <text:p><text:s text:c="3"/>1,075</text:p>
          </table:table-cell>
          <table:table-cell table:style-name="ce37" office:value-type="float" office:value="8.44" calcext:value-type="float">
            <text:p><text:s text:c="3"/>8.44</text:p>
          </table:table-cell>
          <table:table-cell table:style-name="ce20" office:value-type="float" office:value="665" calcext:value-type="float">
            <text:p><text:s text:c="3"/>665</text:p>
          </table:table-cell>
          <table:table-cell table:style-name="ce37" office:value-type="float" office:value="5.22" calcext:value-type="float">
            <text:p><text:s text:c="3"/>5.22</text:p>
          </table:table-cell>
          <table:table-cell table:style-name="ce20" office:value-type="float" office:value="410" calcext:value-type="float">
            <text:p><text:s text:c="3"/>410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807" calcext:value-type="float">
            <text:p><text:s text:c="3"/>807</text:p>
          </table:table-cell>
          <table:table-cell table:style-name="ce37" office:value-type="float" office:value="6.34" calcext:value-type="float">
            <text:p><text:s text:c="3"/>6.34</text:p>
          </table:table-cell>
          <table:table-cell table:style-name="ce78" office:value-type="float" office:value="309" calcext:value-type="float">
            <text:p><text:s text:c="3"/>309</text:p>
          </table:table-cell>
          <table:table-cell table:style-name="ce80" office:value-type="float" office:value="2.43" calcext:value-type="float">
            <text:p><text:s text:c="3"/>2.43</text:p>
          </table:table-cell>
          <table:table-cell table:style-name="ce83" office:value-type="float" office:value="18626" calcext:value-type="float">
            <text:p><text:s text:c="3"/>18,62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50439" calcext:value-type="float">
            <text:p><text:s text:c="3"/>350,439</text:p>
          </table:table-cell>
          <table:table-cell table:style-name="ce20" office:value-type="float" office:value="1313003" calcext:value-type="float">
            <text:p><text:s text:c="3"/>1,313,003</text:p>
          </table:table-cell>
          <table:table-cell table:style-name="ce20" office:value-type="float" office:value="676731" calcext:value-type="float">
            <text:p><text:s text:c="3"/>676,731</text:p>
          </table:table-cell>
          <table:table-cell table:style-name="ce20" office:value-type="float" office:value="636272" calcext:value-type="float">
            <text:p><text:s text:c="3"/>636,272</text:p>
          </table:table-cell>
          <table:table-cell table:style-name="ce20" office:value-type="float" office:value="896" calcext:value-type="float">
            <text:p><text:s text:c="3"/>896</text:p>
          </table:table-cell>
          <table:table-cell table:style-name="ce37" office:value-type="float" office:value="8.32" calcext:value-type="float">
            <text:p><text:s text:c="3"/>8.32</text:p>
          </table:table-cell>
          <table:table-cell table:style-name="ce20" office:value-type="float" office:value="637" calcext:value-type="float">
            <text:p><text:s text:c="3"/>637</text:p>
          </table:table-cell>
          <table:table-cell table:style-name="ce37" office:value-type="float" office:value="5.92" calcext:value-type="float">
            <text:p><text:s text:c="3"/>5.92</text:p>
          </table:table-cell>
          <table:table-cell table:style-name="ce20" office:value-type="float" office:value="259" calcext:value-type="float">
            <text:p><text:s text:c="3"/>259</text:p>
          </table:table-cell>
          <table:table-cell table:style-name="ce37" office:value-type="float" office:value="2.41" calcext:value-type="float">
            <text:p><text:s text:c="3"/>2.41</text:p>
          </table:table-cell>
          <table:table-cell table:style-name="ce20" office:value-type="float" office:value="601" calcext:value-type="float">
            <text:p><text:s text:c="3"/>601</text:p>
          </table:table-cell>
          <table:table-cell table:style-name="ce37" office:value-type="float" office:value="5.58" calcext:value-type="float">
            <text:p><text:s text:c="3"/>5.58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80" office:value-type="float" office:value="1.85" calcext:value-type="float">
            <text:p><text:s text:c="3"/>1.85</text:p>
          </table:table-cell>
          <table:table-cell table:style-name="ce83" office:value-type="float" office:value="4509" calcext:value-type="float">
            <text:p><text:s text:c="3"/>4,50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5444" calcext:value-type="float">
            <text:p><text:s text:c="3"/>165,444</text:p>
          </table:table-cell>
          <table:table-cell table:style-name="ce20" office:value-type="float" office:value="532762" calcext:value-type="float">
            <text:p><text:s text:c="3"/>532,762</text:p>
          </table:table-cell>
          <table:table-cell table:style-name="ce20" office:value-type="float" office:value="275588" calcext:value-type="float">
            <text:p><text:s text:c="3"/>275,588</text:p>
          </table:table-cell>
          <table:table-cell table:style-name="ce20" office:value-type="float" office:value="257174" calcext:value-type="float">
            <text:p><text:s text:c="3"/>257,174</text:p>
          </table:table-cell>
          <table:table-cell table:style-name="ce20" office:value-type="float" office:value="333" calcext:value-type="float">
            <text:p><text:s text:c="3"/>333</text:p>
          </table:table-cell>
          <table:table-cell table:style-name="ce37" office:value-type="float" office:value="7.62" calcext:value-type="float">
            <text:p><text:s text:c="3"/>7.62</text:p>
          </table:table-cell>
          <table:table-cell table:style-name="ce20" office:value-type="float" office:value="311" calcext:value-type="float">
            <text:p><text:s text:c="3"/>311</text:p>
          </table:table-cell>
          <table:table-cell table:style-name="ce37" office:value-type="float" office:value="7.12" calcext:value-type="float">
            <text:p><text:s text:c="3"/>7.12</text:p>
          </table:table-cell>
          <table:table-cell table:style-name="ce20" office:value-type="float" office:value="22" calcext:value-type="float">
            <text:p><text:s text:c="3"/>22</text:p>
          </table:table-cell>
          <table:table-cell table:style-name="ce37" office:value-type="float" office:value="0.5" calcext:value-type="float">
            <text:p><text:s text:c="3"/>0.50</text:p>
          </table:table-cell>
          <table:table-cell table:style-name="ce20" office:value-type="float" office:value="256" calcext:value-type="float">
            <text:p><text:s text:c="3"/>256</text:p>
          </table:table-cell>
          <table:table-cell table:style-name="ce37" office:value-type="float" office:value="5.86" calcext:value-type="float">
            <text:p><text:s text:c="3"/>5.86</text:p>
          </table:table-cell>
          <table:table-cell table:style-name="ce78" office:value-type="float" office:value="98" calcext:value-type="float">
            <text:p><text:s text:c="3"/>98</text:p>
          </table:table-cell>
          <table:table-cell table:style-name="ce80" office:value-type="float" office:value="2.24" calcext:value-type="float">
            <text:p><text:s text:c="3"/>2.24</text:p>
          </table:table-cell>
          <table:table-cell table:style-name="ce83" office:value-type="float" office:value="27627" calcext:value-type="float">
            <text:p><text:s text:c="3"/>27,627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0904" calcext:value-type="float">
            <text:p><text:s text:c="3"/>220,904</text:p>
          </table:table-cell>
          <table:table-cell table:style-name="ce20" office:value-type="float" office:value="725237" calcext:value-type="float">
            <text:p><text:s text:c="3"/>725,237</text:p>
          </table:table-cell>
          <table:table-cell table:style-name="ce20" office:value-type="float" office:value="380590" calcext:value-type="float">
            <text:p><text:s text:c="3"/>380,590</text:p>
          </table:table-cell>
          <table:table-cell table:style-name="ce20" office:value-type="float" office:value="344647" calcext:value-type="float">
            <text:p><text:s text:c="3"/>344,647</text:p>
          </table:table-cell>
          <table:table-cell table:style-name="ce20" office:value-type="float" office:value="487" calcext:value-type="float">
            <text:p><text:s text:c="3"/>487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11" calcext:value-type="float">
            <text:p><text:s text:c="3"/>511</text:p>
          </table:table-cell>
          <table:table-cell table:style-name="ce37" office:value-type="float" office:value="8.59" calcext:value-type="float">
            <text:p><text:s text:c="3"/>8.59</text:p>
          </table:table-cell>
          <table:table-cell table:style-name="ce20" office:value-type="float" office:value="-24" calcext:value-type="float">
            <text:p>－24</text:p>
          </table:table-cell>
          <table:table-cell table:style-name="ce37" office:value-type="float" office:value="-0.4" calcext:value-type="float">
            <text:p>－0.40</text:p>
          </table:table-cell>
          <table:table-cell table:style-name="ce20" office:value-type="float" office:value="342" calcext:value-type="float">
            <text:p><text:s text:c="3"/>342</text:p>
          </table:table-cell>
          <table:table-cell table:style-name="ce37" office:value-type="float" office:value="5.75" calcext:value-type="float">
            <text:p><text:s text:c="3"/>5.75</text:p>
          </table:table-cell>
          <table:table-cell table:style-name="ce78" office:value-type="float" office:value="118" calcext:value-type="float">
            <text:p><text:s text:c="3"/>118</text:p>
          </table:table-cell>
          <table:table-cell table:style-name="ce80" office:value-type="float" office:value="1.98" calcext:value-type="float">
            <text:p><text:s text:c="3"/>1.98</text:p>
          </table:table-cell>
          <table:table-cell table:style-name="ce83" office:value-type="float" office:value="1530" calcext:value-type="float">
            <text:p><text:s text:c="3"/>1,530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70184" calcext:value-type="float">
            <text:p><text:s text:c="3"/>170,184</text:p>
          </table:table-cell>
          <table:table-cell table:style-name="ce20" office:value-type="float" office:value="549265" calcext:value-type="float">
            <text:p><text:s text:c="3"/>549,265</text:p>
          </table:table-cell>
          <table:table-cell table:style-name="ce20" office:value-type="float" office:value="287888" calcext:value-type="float">
            <text:p><text:s text:c="3"/>287,888</text:p>
          </table:table-cell>
          <table:table-cell table:style-name="ce20" office:value-type="float" office:value="261377" calcext:value-type="float">
            <text:p><text:s text:c="3"/>261,377</text:p>
          </table:table-cell>
          <table:table-cell table:style-name="ce20" office:value-type="float" office:value="349" calcext:value-type="float">
            <text:p><text:s text:c="3"/>349</text:p>
          </table:table-cell>
          <table:table-cell table:style-name="ce37" office:value-type="float" office:value="7.75" calcext:value-type="float">
            <text:p><text:s text:c="3"/>7.75</text:p>
          </table:table-cell>
          <table:table-cell table:style-name="ce20" office:value-type="float" office:value="391" calcext:value-type="float">
            <text:p><text:s text:c="3"/>391</text:p>
          </table:table-cell>
          <table:table-cell table:style-name="ce37" office:value-type="float" office:value="8.68" calcext:value-type="float">
            <text:p><text:s text:c="3"/>8.68</text:p>
          </table:table-cell>
          <table:table-cell table:style-name="ce20" office:value-type="float" office:value="-42" calcext:value-type="float">
            <text:p>－42</text:p>
          </table:table-cell>
          <table:table-cell table:style-name="ce37" office:value-type="float" office:value="-0.93" calcext:value-type="float">
            <text:p>－0.93</text:p>
          </table:table-cell>
          <table:table-cell table:style-name="ce20" office:value-type="float" office:value="251" calcext:value-type="float">
            <text:p><text:s text:c="3"/>251</text:p>
          </table:table-cell>
          <table:table-cell table:style-name="ce37" office:value-type="float" office:value="5.57" calcext:value-type="float">
            <text:p><text:s text:c="3"/>5.57</text:p>
          </table:table-cell>
          <table:table-cell table:style-name="ce78" office:value-type="float" office:value="114" calcext:value-type="float">
            <text:p><text:s text:c="3"/>114</text:p>
          </table:table-cell>
          <table:table-cell table:style-name="ce80" office:value-type="float" office:value="2.53" calcext:value-type="float">
            <text:p><text:s text:c="3"/>2.53</text:p>
          </table:table-cell>
          <table:table-cell table:style-name="ce83" office:value-type="float" office:value="5257" calcext:value-type="float">
            <text:p><text:s text:c="3"/>5,25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5793" calcext:value-type="float">
            <text:p><text:s text:c="3"/>355,793</text:p>
          </table:table-cell>
          <table:table-cell table:style-name="ce20" office:value-type="float" office:value="1104491" calcext:value-type="float">
            <text:p><text:s text:c="3"/>1,104,491</text:p>
          </table:table-cell>
          <table:table-cell table:style-name="ce20" office:value-type="float" office:value="566439" calcext:value-type="float">
            <text:p><text:s text:c="3"/>566,439</text:p>
          </table:table-cell>
          <table:table-cell table:style-name="ce20" office:value-type="float" office:value="538052" calcext:value-type="float">
            <text:p><text:s text:c="3"/>538,052</text:p>
          </table:table-cell>
          <table:table-cell table:style-name="ce20" office:value-type="float" office:value="574" calcext:value-type="float">
            <text:p><text:s text:c="3"/>574</text:p>
          </table:table-cell>
          <table:table-cell table:style-name="ce37" office:value-type="float" office:value="6.34" calcext:value-type="float">
            <text:p><text:s text:c="3"/>6.34</text:p>
          </table:table-cell>
          <table:table-cell table:style-name="ce20" office:value-type="float" office:value="650" calcext:value-type="float">
            <text:p><text:s text:c="3"/>650</text:p>
          </table:table-cell>
          <table:table-cell table:style-name="ce37" office:value-type="float" office:value="7.18" calcext:value-type="float">
            <text:p><text:s text:c="3"/>7.18</text:p>
          </table:table-cell>
          <table:table-cell table:style-name="ce20" office:value-type="float" office:value="-76" calcext:value-type="float">
            <text:p>－76</text:p>
          </table:table-cell>
          <table:table-cell table:style-name="ce37" office:value-type="float" office:value="-0.84" calcext:value-type="float">
            <text:p>－0.84</text:p>
          </table:table-cell>
          <table:table-cell table:style-name="ce20" office:value-type="float" office:value="475" calcext:value-type="float">
            <text:p><text:s text:c="3"/>475</text:p>
          </table:table-cell>
          <table:table-cell table:style-name="ce37" office:value-type="float" office:value="5.25" calcext:value-type="float">
            <text:p><text:s text:c="3"/>5.25</text:p>
          </table:table-cell>
          <table:table-cell table:style-name="ce78" office:value-type="float" office:value="208" calcext:value-type="float">
            <text:p><text:s text:c="3"/>208</text:p>
          </table:table-cell>
          <table:table-cell table:style-name="ce80" office:value-type="float" office:value="2.3" calcext:value-type="float">
            <text:p><text:s text:c="3"/>2.30</text:p>
          </table:table-cell>
          <table:table-cell table:style-name="ce83" office:value-type="float" office:value="3320" calcext:value-type="float">
            <text:p><text:s text:c="3"/>3,320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7235" calcext:value-type="float">
            <text:p><text:s text:c="3"/>417,235</text:p>
          </table:table-cell>
          <table:table-cell table:style-name="ce20" office:value-type="float" office:value="1243026" calcext:value-type="float">
            <text:p><text:s text:c="3"/>1,243,026</text:p>
          </table:table-cell>
          <table:table-cell table:style-name="ce20" office:value-type="float" office:value="639696" calcext:value-type="float">
            <text:p><text:s text:c="3"/>639,696</text:p>
          </table:table-cell>
          <table:table-cell table:style-name="ce20" office:value-type="float" office:value="603330" calcext:value-type="float">
            <text:p><text:s text:c="3"/>603,330</text:p>
          </table:table-cell>
          <table:table-cell table:style-name="ce20" office:value-type="float" office:value="768" calcext:value-type="float">
            <text:p><text:s text:c="3"/>768</text:p>
          </table:table-cell>
          <table:table-cell table:style-name="ce37" office:value-type="float" office:value="7.54" calcext:value-type="float">
            <text:p><text:s text:c="3"/>7.54</text:p>
          </table:table-cell>
          <table:table-cell table:style-name="ce20" office:value-type="float" office:value="657" calcext:value-type="float">
            <text:p><text:s text:c="3"/>657</text:p>
          </table:table-cell>
          <table:table-cell table:style-name="ce37" office:value-type="float" office:value="6.45" calcext:value-type="float">
            <text:p><text:s text:c="3"/>6.45</text:p>
          </table:table-cell>
          <table:table-cell table:style-name="ce20" office:value-type="float" office:value="111" calcext:value-type="float">
            <text:p><text:s text:c="3"/>111</text:p>
          </table:table-cell>
          <table:table-cell table:style-name="ce37" office:value-type="float" office:value="1.09" calcext:value-type="float">
            <text:p><text:s text:c="3"/>1.09</text:p>
          </table:table-cell>
          <table:table-cell table:style-name="ce20" office:value-type="float" office:value="567" calcext:value-type="float">
            <text:p><text:s text:c="3"/>567</text:p>
          </table:table-cell>
          <table:table-cell table:style-name="ce37" office:value-type="float" office:value="5.56" calcext:value-type="float">
            <text:p><text:s text:c="3"/>5.56</text:p>
          </table:table-cell>
          <table:table-cell table:style-name="ce78" office:value-type="float" office:value="243" calcext:value-type="float">
            <text:p><text:s text:c="3"/>243</text:p>
          </table:table-cell>
          <table:table-cell table:style-name="ce80" office:value-type="float" office:value="2.38" calcext:value-type="float">
            <text:p><text:s text:c="3"/>2.38</text:p>
          </table:table-cell>
          <table:table-cell table:style-name="ce83" office:value-type="float" office:value="16529" calcext:value-type="float">
            <text:p><text:s text:c="3"/>16,529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8267" calcext:value-type="float">
            <text:p><text:s text:c="3"/>268,267</text:p>
          </table:table-cell>
          <table:table-cell table:style-name="ce20" office:value-type="float" office:value="886786" calcext:value-type="float">
            <text:p><text:s text:c="3"/>886,786</text:p>
          </table:table-cell>
          <table:table-cell table:style-name="ce20" office:value-type="float" office:value="458163" calcext:value-type="float">
            <text:p><text:s text:c="3"/>458,163</text:p>
          </table:table-cell>
          <table:table-cell table:style-name="ce20" office:value-type="float" office:value="428623" calcext:value-type="float">
            <text:p><text:s text:c="3"/>428,623</text:p>
          </table:table-cell>
          <table:table-cell table:style-name="ce20" office:value-type="float" office:value="505" calcext:value-type="float">
            <text:p><text:s text:c="3"/>505</text:p>
          </table:table-cell>
          <table:table-cell table:style-name="ce37" office:value-type="float" office:value="6.95" calcext:value-type="float">
            <text:p><text:s text:c="3"/>6.95</text:p>
          </table:table-cell>
          <table:table-cell table:style-name="ce20" office:value-type="float" office:value="561" calcext:value-type="float">
            <text:p><text:s text:c="3"/>561</text:p>
          </table:table-cell>
          <table:table-cell table:style-name="ce37" office:value-type="float" office:value="7.72" calcext:value-type="float">
            <text:p><text:s text:c="3"/>7.72</text:p>
          </table:table-cell>
          <table:table-cell table:style-name="ce20" office:value-type="float" office:value="-56" calcext:value-type="float">
            <text:p>－56</text:p>
          </table:table-cell>
          <table:table-cell table:style-name="ce37" office:value-type="float" office:value="-0.77" calcext:value-type="float">
            <text:p>－0.77</text:p>
          </table:table-cell>
          <table:table-cell table:style-name="ce20" office:value-type="float" office:value="359" calcext:value-type="float">
            <text:p><text:s text:c="3"/>359</text:p>
          </table:table-cell>
          <table:table-cell table:style-name="ce37" office:value-type="float" office:value="4.94" calcext:value-type="float">
            <text:p><text:s text:c="3"/>4.94</text:p>
          </table:table-cell>
          <table:table-cell table:style-name="ce78" office:value-type="float" office:value="168" calcext:value-type="float">
            <text:p><text:s text:c="3"/>168</text:p>
          </table:table-cell>
          <table:table-cell table:style-name="ce80" office:value-type="float" office:value="2.31" calcext:value-type="float">
            <text:p><text:s text:c="3"/>2.31</text:p>
          </table:table-cell>
          <table:table-cell table:style-name="ce83" office:value-type="float" office:value="55801" calcext:value-type="float">
            <text:p><text:s text:c="3"/>55,801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8195" calcext:value-type="float">
            <text:p><text:s text:c="3"/>78,195</text:p>
          </table:table-cell>
          <table:table-cell table:style-name="ce20" office:value-type="float" office:value="232663" calcext:value-type="float">
            <text:p><text:s text:c="3"/>232,663</text:p>
          </table:table-cell>
          <table:table-cell table:style-name="ce20" office:value-type="float" office:value="122583" calcext:value-type="float">
            <text:p><text:s text:c="3"/>122,583</text:p>
          </table:table-cell>
          <table:table-cell table:style-name="ce20" office:value-type="float" office:value="110080" calcext:value-type="float">
            <text:p><text:s text:c="3"/>110,080</text:p>
          </table:table-cell>
          <table:table-cell table:style-name="ce20" office:value-type="float" office:value="134" calcext:value-type="float">
            <text:p><text:s text:c="3"/>134</text:p>
          </table:table-cell>
          <table:table-cell table:style-name="ce37" office:value-type="float" office:value="7.02" calcext:value-type="float">
            <text:p><text:s text:c="3"/>7.02</text:p>
          </table:table-cell>
          <table:table-cell table:style-name="ce20" office:value-type="float" office:value="148" calcext:value-type="float">
            <text:p><text:s text:c="3"/>148</text:p>
          </table:table-cell>
          <table:table-cell table:style-name="ce37" office:value-type="float" office:value="7.76" calcext:value-type="float">
            <text:p><text:s text:c="3"/>7.76</text:p>
          </table:table-cell>
          <table:table-cell table:style-name="ce20" office:value-type="float" office:value="-14" calcext:value-type="float">
            <text:p>－14</text:p>
          </table:table-cell>
          <table:table-cell table:style-name="ce37" office:value-type="float" office:value="-0.73" calcext:value-type="float">
            <text:p>－0.73</text:p>
          </table:table-cell>
          <table:table-cell table:style-name="ce20" office:value-type="float" office:value="94" calcext:value-type="float">
            <text:p><text:s text:c="3"/>94</text:p>
          </table:table-cell>
          <table:table-cell table:style-name="ce37" office:value-type="float" office:value="4.93" calcext:value-type="float">
            <text:p><text:s text:c="3"/>4.93</text:p>
          </table:table-cell>
          <table:table-cell table:style-name="ce78" office:value-type="float" office:value="53" calcext:value-type="float">
            <text:p><text:s text:c="3"/>53</text:p>
          </table:table-cell>
          <table:table-cell table:style-name="ce80" office:value-type="float" office:value="2.78" calcext:value-type="float">
            <text:p><text:s text:c="3"/>2.78</text:p>
          </table:table-cell>
          <table:table-cell table:style-name="ce83" office:value-type="float" office:value="78869" calcext:value-type="float">
            <text:p><text:s text:c="3"/>78,86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7707" calcext:value-type="float">
            <text:p><text:s text:c="3"/>117,707</text:p>
          </table:table-cell>
          <table:table-cell table:style-name="ce20" office:value-type="float" office:value="342516" calcext:value-type="float">
            <text:p><text:s text:c="3"/>342,516</text:p>
          </table:table-cell>
          <table:table-cell table:style-name="ce20" office:value-type="float" office:value="177715" calcext:value-type="float">
            <text:p><text:s text:c="3"/>177,715</text:p>
          </table:table-cell>
          <table:table-cell table:style-name="ce20" office:value-type="float" office:value="164801" calcext:value-type="float">
            <text:p><text:s text:c="3"/>164,801</text:p>
          </table:table-cell>
          <table:table-cell table:style-name="ce20" office:value-type="float" office:value="211" calcext:value-type="float">
            <text:p><text:s text:c="3"/>211</text:p>
          </table:table-cell>
          <table:table-cell table:style-name="ce37" office:value-type="float" office:value="7.51" calcext:value-type="float">
            <text:p><text:s text:c="3"/>7.51</text:p>
          </table:table-cell>
          <table:table-cell table:style-name="ce20" office:value-type="float" office:value="249" calcext:value-type="float">
            <text:p><text:s text:c="3"/>249</text:p>
          </table:table-cell>
          <table:table-cell table:style-name="ce37" office:value-type="float" office:value="8.87" calcext:value-type="float">
            <text:p><text:s text:c="3"/>8.87</text:p>
          </table:table-cell>
          <table:table-cell table:style-name="ce20" office:value-type="float" office:value="-38" calcext:value-type="float">
            <text:p>－38</text:p>
          </table:table-cell>
          <table:table-cell table:style-name="ce37" office:value-type="float" office:value="-1.35" calcext:value-type="float">
            <text:p>－1.35</text:p>
          </table:table-cell>
          <table:table-cell table:style-name="ce20" office:value-type="float" office:value="171" calcext:value-type="float">
            <text:p><text:s text:c="3"/>171</text:p>
          </table:table-cell>
          <table:table-cell table:style-name="ce37" office:value-type="float" office:value="6.09" calcext:value-type="float">
            <text:p><text:s text:c="3"/>6.09</text:p>
          </table:table-cell>
          <table:table-cell table:style-name="ce78" office:value-type="float" office:value="83" calcext:value-type="float">
            <text:p><text:s text:c="3"/>83</text:p>
          </table:table-cell>
          <table:table-cell table:style-name="ce80" office:value-type="float" office:value="2.96" calcext:value-type="float">
            <text:p><text:s text:c="3"/>2.96</text:p>
          </table:table-cell>
          <table:table-cell table:style-name="ce83" office:value-type="float" office:value="89666" calcext:value-type="float">
            <text:p><text:s text:c="3"/>89,66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0854" calcext:value-type="float">
            <text:p><text:s text:c="3"/>30,854</text:p>
          </table:table-cell>
          <table:table-cell table:style-name="ce20" office:value-type="float" office:value="92602" calcext:value-type="float">
            <text:p><text:s text:c="3"/>92,602</text:p>
          </table:table-cell>
          <table:table-cell table:style-name="ce20" office:value-type="float" office:value="47793" calcext:value-type="float">
            <text:p><text:s text:c="3"/>47,793</text:p>
          </table:table-cell>
          <table:table-cell table:style-name="ce20" office:value-type="float" office:value="44809" calcext:value-type="float">
            <text:p><text:s text:c="3"/>44,809</text:p>
          </table:table-cell>
          <table:table-cell table:style-name="ce20" office:value-type="float" office:value="55" calcext:value-type="float">
            <text:p><text:s text:c="3"/>55</text:p>
          </table:table-cell>
          <table:table-cell table:style-name="ce37" office:value-type="float" office:value="7.25" calcext:value-type="float">
            <text:p><text:s text:c="3"/>7.25</text:p>
          </table:table-cell>
          <table:table-cell table:style-name="ce20" office:value-type="float" office:value="53" calcext:value-type="float">
            <text:p><text:s text:c="3"/>53</text:p>
          </table:table-cell>
          <table:table-cell table:style-name="ce37" office:value-type="float" office:value="6.99" calcext:value-type="float">
            <text:p><text:s text:c="3"/>6.99</text:p>
          </table:table-cell>
          <table:table-cell table:style-name="ce20" office:value-type="float" office:value="2" calcext:value-type="float">
            <text:p><text:s text:c="3"/>2</text:p>
          </table:table-cell>
          <table:table-cell table:style-name="ce37" office:value-type="float" office:value="0.26" calcext:value-type="float">
            <text:p><text:s text:c="3"/>0.26</text:p>
          </table:table-cell>
          <table:table-cell table:style-name="ce20" office:value-type="float" office:value="36" calcext:value-type="float">
            <text:p><text:s text:c="3"/>36</text:p>
          </table:table-cell>
          <table:table-cell table:style-name="ce37" office:value-type="float" office:value="4.75" calcext:value-type="float">
            <text:p><text:s text:c="3"/>4.75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80" office:value-type="float" office:value="1.19" calcext:value-type="float">
            <text:p><text:s text:c="3"/>1.19</text:p>
          </table:table-cell>
          <table:table-cell table:style-name="ce83" office:value-type="float" office:value="215" calcext:value-type="float">
            <text:p><text:s text:c="3"/>215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3150" calcext:value-type="float">
            <text:p><text:s text:c="3"/>143,150</text:p>
          </table:table-cell>
          <table:table-cell table:style-name="ce20" office:value-type="float" office:value="389443" calcext:value-type="float">
            <text:p><text:s text:c="3"/>389,443</text:p>
          </table:table-cell>
          <table:table-cell table:style-name="ce20" office:value-type="float" office:value="197159" calcext:value-type="float">
            <text:p><text:s text:c="3"/>197,159</text:p>
          </table:table-cell>
          <table:table-cell table:style-name="ce20" office:value-type="float" office:value="192284" calcext:value-type="float">
            <text:p><text:s text:c="3"/>192,284</text:p>
          </table:table-cell>
          <table:table-cell table:style-name="ce20" office:value-type="float" office:value="209" calcext:value-type="float">
            <text:p><text:s text:c="3"/>209</text:p>
          </table:table-cell>
          <table:table-cell table:style-name="ce37" office:value-type="float" office:value="6.55" calcext:value-type="float">
            <text:p><text:s text:c="3"/>6.55</text:p>
          </table:table-cell>
          <table:table-cell table:style-name="ce20" office:value-type="float" office:value="204" calcext:value-type="float">
            <text:p><text:s text:c="3"/>204</text:p>
          </table:table-cell>
          <table:table-cell table:style-name="ce37" office:value-type="float" office:value="6.39" calcext:value-type="float">
            <text:p><text:s text:c="3"/>6.39</text:p>
          </table:table-cell>
          <table:table-cell table:style-name="ce20" office:value-type="float" office:value="5" calcext:value-type="float">
            <text:p><text:s text:c="3"/>5</text:p>
          </table:table-cell>
          <table:table-cell table:style-name="ce37" office:value-type="float" office:value="0.16" calcext:value-type="float">
            <text:p><text:s text:c="3"/>0.16</text:p>
          </table:table-cell>
          <table:table-cell table:style-name="ce20" office:value-type="float" office:value="232" calcext:value-type="float">
            <text:p><text:s text:c="3"/>232</text:p>
          </table:table-cell>
          <table:table-cell table:style-name="ce37" office:value-type="float" office:value="7.27" calcext:value-type="float">
            <text:p><text:s text:c="3"/>7.27</text:p>
          </table:table-cell>
          <table:table-cell table:style-name="ce78" office:value-type="float" office:value="85" calcext:value-type="float">
            <text:p><text:s text:c="3"/>85</text:p>
          </table:table-cell>
          <table:table-cell table:style-name="ce80" office:value-type="float" office:value="2.66" calcext:value-type="float">
            <text:p><text:s text:c="3"/>2.66</text:p>
          </table:table-cell>
          <table:table-cell table:style-name="ce83" office:value-type="float" office:value="8308" calcext:value-type="float">
            <text:p><text:s text:c="3"/>8,308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1931" calcext:value-type="float">
            <text:p><text:s text:c="3"/>131,931</text:p>
          </table:table-cell>
          <table:table-cell table:style-name="ce20" office:value-type="float" office:value="402368" calcext:value-type="float">
            <text:p><text:s text:c="3"/>402,368</text:p>
          </table:table-cell>
          <table:table-cell table:style-name="ce20" office:value-type="float" office:value="201015" calcext:value-type="float">
            <text:p><text:s text:c="3"/>201,015</text:p>
          </table:table-cell>
          <table:table-cell table:style-name="ce20" office:value-type="float" office:value="201353" calcext:value-type="float">
            <text:p><text:s text:c="3"/>201,353</text:p>
          </table:table-cell>
          <table:table-cell table:style-name="ce20" office:value-type="float" office:value="383" calcext:value-type="float">
            <text:p><text:s text:c="3"/>383</text:p>
          </table:table-cell>
          <table:table-cell table:style-name="ce37" office:value-type="float" office:value="11.62" calcext:value-type="float">
            <text:p><text:s text:c="3"/>11.62</text:p>
          </table:table-cell>
          <table:table-cell table:style-name="ce20" office:value-type="float" office:value="170" calcext:value-type="float">
            <text:p><text:s text:c="3"/>170</text:p>
          </table:table-cell>
          <table:table-cell table:style-name="ce37" office:value-type="float" office:value="5.16" calcext:value-type="float">
            <text:p><text:s text:c="3"/>5.16</text:p>
          </table:table-cell>
          <table:table-cell table:style-name="ce20" office:value-type="float" office:value="213" calcext:value-type="float">
            <text:p><text:s text:c="3"/>213</text:p>
          </table:table-cell>
          <table:table-cell table:style-name="ce37" office:value-type="float" office:value="6.46" calcext:value-type="float">
            <text:p><text:s text:c="3"/>6.46</text:p>
          </table:table-cell>
          <table:table-cell table:style-name="ce20" office:value-type="float" office:value="277" calcext:value-type="float">
            <text:p><text:s text:c="3"/>277</text:p>
          </table:table-cell>
          <table:table-cell table:style-name="ce37" office:value-type="float" office:value="8.4" calcext:value-type="float">
            <text:p><text:s text:c="3"/>8.40</text:p>
          </table:table-cell>
          <table:table-cell table:style-name="ce78" office:value-type="float" office:value="89" calcext:value-type="float">
            <text:p><text:s text:c="3"/>89</text:p>
          </table:table-cell>
          <table:table-cell table:style-name="ce80" office:value-type="float" office:value="2.7" calcext:value-type="float">
            <text:p><text:s text:c="3"/>2.70</text:p>
          </table:table-cell>
          <table:table-cell table:style-name="ce83" office:value-type="float" office:value="2503" calcext:value-type="float">
            <text:p><text:s text:c="3"/>2,50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5884" calcext:value-type="float">
            <text:p><text:s text:c="3"/>365,884</text:p>
          </table:table-cell>
          <table:table-cell table:style-name="ce20" office:value-type="float" office:value="1062244" calcext:value-type="float">
            <text:p><text:s text:c="3"/>1,062,244</text:p>
          </table:table-cell>
          <table:table-cell table:style-name="ce20" office:value-type="float" office:value="518601" calcext:value-type="float">
            <text:p><text:s text:c="3"/>518,601</text:p>
          </table:table-cell>
          <table:table-cell table:style-name="ce20" office:value-type="float" office:value="543643" calcext:value-type="float">
            <text:p><text:s text:c="3"/>543,643</text:p>
          </table:table-cell>
          <table:table-cell table:style-name="ce20" office:value-type="float" office:value="646" calcext:value-type="float">
            <text:p><text:s text:c="3"/>646</text:p>
          </table:table-cell>
          <table:table-cell table:style-name="ce37" office:value-type="float" office:value="7.42" calcext:value-type="float">
            <text:p><text:s text:c="3"/>7.42</text:p>
          </table:table-cell>
          <table:table-cell table:style-name="ce20" office:value-type="float" office:value="400" calcext:value-type="float">
            <text:p><text:s text:c="3"/>400</text:p>
          </table:table-cell>
          <table:table-cell table:style-name="ce37" office:value-type="float" office:value="4.6" calcext:value-type="float">
            <text:p><text:s text:c="3"/>4.60</text:p>
          </table:table-cell>
          <table:table-cell table:style-name="ce20" office:value-type="float" office:value="246" calcext:value-type="float">
            <text:p><text:s text:c="3"/>246</text:p>
          </table:table-cell>
          <table:table-cell table:style-name="ce37" office:value-type="float" office:value="2.83" calcext:value-type="float">
            <text:p><text:s text:c="3"/>2.83</text:p>
          </table:table-cell>
          <table:table-cell table:style-name="ce20" office:value-type="float" office:value="558" calcext:value-type="float">
            <text:p><text:s text:c="3"/>558</text:p>
          </table:table-cell>
          <table:table-cell table:style-name="ce37" office:value-type="float" office:value="6.41" calcext:value-type="float">
            <text:p><text:s text:c="3"/>6.41</text:p>
          </table:table-cell>
          <table:table-cell table:style-name="ce78" office:value-type="float" office:value="233" calcext:value-type="float">
            <text:p><text:s text:c="3"/>233</text:p>
          </table:table-cell>
          <table:table-cell table:style-name="ce80" office:value-type="float" office:value="2.68" calcext:value-type="float">
            <text:p><text:s text:c="3"/>2.68</text:p>
          </table:table-cell>
          <table:table-cell table:style-name="ce83" office:value-type="float" office:value="6923" calcext:value-type="float">
            <text:p><text:s text:c="3"/>6,92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2124" calcext:value-type="float">
            <text:p><text:s text:c="3"/>92,124</text:p>
          </table:table-cell>
          <table:table-cell table:style-name="ce20" office:value-type="float" office:value="273789" calcext:value-type="float">
            <text:p><text:s text:c="3"/>273,789</text:p>
          </table:table-cell>
          <table:table-cell table:style-name="ce20" office:value-type="float" office:value="135297" calcext:value-type="float">
            <text:p><text:s text:c="3"/>135,297</text:p>
          </table:table-cell>
          <table:table-cell table:style-name="ce20" office:value-type="float" office:value="138492" calcext:value-type="float">
            <text:p><text:s text:c="3"/>138,492</text:p>
          </table:table-cell>
          <table:table-cell table:style-name="ce20" office:value-type="float" office:value="177" calcext:value-type="float">
            <text:p><text:s text:c="3"/>177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39" calcext:value-type="float">
            <text:p><text:s text:c="3"/>139</text:p>
          </table:table-cell>
          <table:table-cell table:style-name="ce37" office:value-type="float" office:value="6.2" calcext:value-type="float">
            <text:p><text:s text:c="3"/>6.20</text:p>
          </table:table-cell>
          <table:table-cell table:style-name="ce20" office:value-type="float" office:value="38" calcext:value-type="float">
            <text:p><text:s text:c="3"/>38</text:p>
          </table:table-cell>
          <table:table-cell table:style-name="ce37" office:value-type="float" office:value="1.69" calcext:value-type="float">
            <text:p><text:s text:c="3"/>1.69</text:p>
          </table:table-cell>
          <table:table-cell table:style-name="ce20" office:value-type="float" office:value="126" calcext:value-type="float">
            <text:p><text:s text:c="3"/>126</text:p>
          </table:table-cell>
          <table:table-cell table:style-name="ce37" office:value-type="float" office:value="5.62" calcext:value-type="float">
            <text:p><text:s text:c="3"/>5.62</text:p>
          </table:table-cell>
          <table:table-cell table:style-name="ce78" office:value-type="float" office:value="62" calcext:value-type="float">
            <text:p><text:s text:c="3"/>62</text:p>
          </table:table-cell>
          <table:table-cell table:style-name="ce80" office:value-type="float" office:value="2.76" calcext:value-type="float">
            <text:p><text:s text:c="3"/>2.76</text:p>
          </table:table-cell>
          <table:table-cell table:style-name="ce83" office:value-type="float" office:value="778" calcext:value-type="float">
            <text:p><text:s text:c="3"/>77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59375" calcext:value-type="float">
            <text:p><text:s text:c="3"/>259,375</text:p>
          </table:table-cell>
          <table:table-cell table:style-name="ce20" office:value-type="float" office:value="767018" calcext:value-type="float">
            <text:p><text:s text:c="3"/>767,018</text:p>
          </table:table-cell>
          <table:table-cell table:style-name="ce20" office:value-type="float" office:value="381149" calcext:value-type="float">
            <text:p><text:s text:c="3"/>381,149</text:p>
          </table:table-cell>
          <table:table-cell table:style-name="ce20" office:value-type="float" office:value="385869" calcext:value-type="float">
            <text:p><text:s text:c="3"/>385,869</text:p>
          </table:table-cell>
          <table:table-cell table:style-name="ce20" office:value-type="float" office:value="410" calcext:value-type="float">
            <text:p><text:s text:c="3"/>410</text:p>
          </table:table-cell>
          <table:table-cell table:style-name="ce37" office:value-type="float" office:value="6.52" calcext:value-type="float">
            <text:p><text:s text:c="3"/>6.52</text:p>
          </table:table-cell>
          <table:table-cell table:style-name="ce20" office:value-type="float" office:value="338" calcext:value-type="float">
            <text:p><text:s text:c="3"/>338</text:p>
          </table:table-cell>
          <table:table-cell table:style-name="ce37" office:value-type="float" office:value="5.38" calcext:value-type="float">
            <text:p><text:s text:c="3"/>5.38</text:p>
          </table:table-cell>
          <table:table-cell table:style-name="ce20" office:value-type="float" office:value="72" calcext:value-type="float">
            <text:p><text:s text:c="3"/>72</text:p>
          </table:table-cell>
          <table:table-cell table:style-name="ce37" office:value-type="float" office:value="1.15" calcext:value-type="float">
            <text:p><text:s text:c="3"/>1.15</text:p>
          </table:table-cell>
          <table:table-cell table:style-name="ce20" office:value-type="float" office:value="349" calcext:value-type="float">
            <text:p><text:s text:c="3"/>349</text:p>
          </table:table-cell>
          <table:table-cell table:style-name="ce37" office:value-type="float" office:value="5.55" calcext:value-type="float">
            <text:p><text:s text:c="3"/>5.55</text:p>
          </table:table-cell>
          <table:table-cell table:style-name="ce78" office:value-type="float" office:value="143" calcext:value-type="float">
            <text:p><text:s text:c="3"/>143</text:p>
          </table:table-cell>
          <table:table-cell table:style-name="ce80" office:value-type="float" office:value="2.27" calcext:value-type="float">
            <text:p><text:s text:c="3"/>2.27</text:p>
          </table:table-cell>
          <table:table-cell table:style-name="ce83" office:value-type="float" office:value="1806" calcext:value-type="float">
            <text:p><text:s text:c="3"/>1,806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51823" calcext:value-type="float">
            <text:p><text:s text:c="3"/>951,823</text:p>
          </table:table-cell>
          <table:table-cell table:style-name="ce20" office:value-type="float" office:value="2630191" calcext:value-type="float">
            <text:p><text:s text:c="3"/>2,630,191</text:p>
          </table:table-cell>
          <table:table-cell table:style-name="ce20" office:value-type="float" office:value="1276120" calcext:value-type="float">
            <text:p><text:s text:c="3"/>1,276,120</text:p>
          </table:table-cell>
          <table:table-cell table:style-name="ce20" office:value-type="float" office:value="1354071" calcext:value-type="float">
            <text:p><text:s text:c="3"/>1,354,071</text:p>
          </table:table-cell>
          <table:table-cell table:style-name="ce20" office:value-type="float" office:value="1558" calcext:value-type="float">
            <text:p><text:s text:c="3"/>1,558</text:p>
          </table:table-cell>
          <table:table-cell table:style-name="ce37" office:value-type="float" office:value="7.23" calcext:value-type="float">
            <text:p><text:s text:c="3"/>7.23</text:p>
          </table:table-cell>
          <table:table-cell table:style-name="ce20" office:value-type="float" office:value="1231" calcext:value-type="float">
            <text:p><text:s text:c="3"/>1,231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327" calcext:value-type="float">
            <text:p><text:s text:c="3"/>327</text:p>
          </table:table-cell>
          <table:table-cell table:style-name="ce37" office:value-type="float" office:value="1.52" calcext:value-type="float">
            <text:p><text:s text:c="3"/>1.52</text:p>
          </table:table-cell>
          <table:table-cell table:style-name="ce20" office:value-type="float" office:value="1552" calcext:value-type="float">
            <text:p><text:s text:c="3"/>1,552</text:p>
          </table:table-cell>
          <table:table-cell table:style-name="ce37" office:value-type="float" office:value="7.2" calcext:value-type="float">
            <text:p><text:s text:c="3"/>7.20</text:p>
          </table:table-cell>
          <table:table-cell table:style-name="ce78" office:value-type="float" office:value="511" calcext:value-type="float">
            <text:p><text:s text:c="3"/>511</text:p>
          </table:table-cell>
          <table:table-cell table:style-name="ce80" office:value-type="float" office:value="2.37" calcext:value-type="float">
            <text:p><text:s text:c="3"/>2.37</text:p>
          </table:table-cell>
          <table:table-cell table:style-name="ce83" office:value-type="float" office:value="12737" calcext:value-type="float">
            <text:p><text:s text:c="3"/>12,737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66024" calcext:value-type="float">
            <text:p><text:s text:c="3"/>566,024</text:p>
          </table:table-cell>
          <table:table-cell table:style-name="ce20" office:value-type="float" office:value="1523317" calcext:value-type="float">
            <text:p><text:s text:c="3"/>1,523,317</text:p>
          </table:table-cell>
          <table:table-cell table:style-name="ce20" office:value-type="float" office:value="757133" calcext:value-type="float">
            <text:p><text:s text:c="3"/>757,133</text:p>
          </table:table-cell>
          <table:table-cell table:style-name="ce20" office:value-type="float" office:value="766184" calcext:value-type="float">
            <text:p><text:s text:c="3"/>766,184</text:p>
          </table:table-cell>
          <table:table-cell table:style-name="ce20" office:value-type="float" office:value="826" calcext:value-type="float">
            <text:p><text:s text:c="3"/>826</text:p>
          </table:table-cell>
          <table:table-cell table:style-name="ce37" office:value-type="float" office:value="6.62" calcext:value-type="float">
            <text:p><text:s text:c="3"/>6.62</text:p>
          </table:table-cell>
          <table:table-cell table:style-name="ce20" office:value-type="float" office:value="676" calcext:value-type="float">
            <text:p><text:s text:c="3"/>676</text:p>
          </table:table-cell>
          <table:table-cell table:style-name="ce37" office:value-type="float" office:value="5.42" calcext:value-type="float">
            <text:p><text:s text:c="3"/>5.42</text:p>
          </table:table-cell>
          <table:table-cell table:style-name="ce20" office:value-type="float" office:value="150" calcext:value-type="float">
            <text:p><text:s text:c="3"/>150</text:p>
          </table:table-cell>
          <table:table-cell table:style-name="ce37" office:value-type="float" office:value="1.2" calcext:value-type="float">
            <text:p><text:s text:c="3"/>1.20</text:p>
          </table:table-cell>
          <table:table-cell table:style-name="ce20" office:value-type="float" office:value="720" calcext:value-type="float">
            <text:p><text:s text:c="3"/>720</text:p>
          </table:table-cell>
          <table:table-cell table:style-name="ce37" office:value-type="float" office:value="5.77" calcext:value-type="float">
            <text:p><text:s text:c="3"/>5.77</text:p>
          </table:table-cell>
          <table:table-cell table:style-name="ce78" office:value-type="float" office:value="355" calcext:value-type="float">
            <text:p><text:s text:c="3"/>355</text:p>
          </table:table-cell>
          <table:table-cell table:style-name="ce80" office:value-type="float" office:value="2.84" calcext:value-type="float">
            <text:p><text:s text:c="3"/>2.84</text:p>
          </table:table-cell>
          <table:table-cell table:style-name="ce83" office:value-type="float" office:value="10837" calcext:value-type="float">
            <text:p><text:s text:c="3"/>10,837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582" calcext:value-type="float">
            <text:p><text:s text:c="3"/>31,582</text:p>
          </table:table-cell>
          <table:table-cell table:style-name="ce20" office:value-type="float" office:value="93166" calcext:value-type="float">
            <text:p><text:s text:c="3"/>93,166</text:p>
          </table:table-cell>
          <table:table-cell table:style-name="ce20" office:value-type="float" office:value="50054" calcext:value-type="float">
            <text:p><text:s text:c="3"/>50,054</text:p>
          </table:table-cell>
          <table:table-cell table:style-name="ce20" office:value-type="float" office:value="43112" calcext:value-type="float">
            <text:p><text:s text:c="3"/>43,112</text:p>
          </table:table-cell>
          <table:table-cell table:style-name="ce20" office:value-type="float" office:value="62" calcext:value-type="float">
            <text:p><text:s text:c="3"/>62</text:p>
          </table:table-cell>
          <table:table-cell table:style-name="ce37" office:value-type="float" office:value="8.12" calcext:value-type="float">
            <text:p><text:s text:c="3"/>8.12</text:p>
          </table:table-cell>
          <table:table-cell table:style-name="ce20" office:value-type="float" office:value="32" calcext:value-type="float">
            <text:p><text:s text:c="3"/>32</text:p>
          </table:table-cell>
          <table:table-cell table:style-name="ce37" office:value-type="float" office:value="4.19" calcext:value-type="float">
            <text:p><text:s text:c="3"/>4.19</text:p>
          </table:table-cell>
          <table:table-cell table:style-name="ce20" office:value-type="float" office:value="30" calcext:value-type="float">
            <text:p><text:s text:c="3"/>30</text:p>
          </table:table-cell>
          <table:table-cell table:style-name="ce37" office:value-type="float" office:value="3.93" calcext:value-type="float">
            <text:p><text:s text:c="3"/>3.93</text:p>
          </table:table-cell>
          <table:table-cell table:style-name="ce20" office:value-type="float" office:value="44" calcext:value-type="float">
            <text:p><text:s text:c="3"/>44</text:p>
          </table:table-cell>
          <table:table-cell table:style-name="ce37" office:value-type="float" office:value="5.77" calcext:value-type="float">
            <text:p><text:s text:c="3"/>5.77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80" office:value-type="float" office:value="1.05" calcext:value-type="float">
            <text:p><text:s text:c="3"/>1.05</text:p>
          </table:table-cell>
          <table:table-cell table:style-name="ce83" office:value-type="float" office:value="432" calcext:value-type="float">
            <text:p><text:s text:c="3"/>43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646" calcext:value-type="float">
            <text:p><text:s text:c="3"/>29,646</text:p>
          </table:table-cell>
          <table:table-cell table:style-name="ce20" office:value-type="float" office:value="83225" calcext:value-type="float">
            <text:p><text:s text:c="3"/>83,225</text:p>
          </table:table-cell>
          <table:table-cell table:style-name="ce20" office:value-type="float" office:value="44243" calcext:value-type="float">
            <text:p><text:s text:c="3"/>44,243</text:p>
          </table:table-cell>
          <table:table-cell table:style-name="ce20" office:value-type="float" office:value="38982" calcext:value-type="float">
            <text:p><text:s text:c="3"/>38,982</text:p>
          </table:table-cell>
          <table:table-cell table:style-name="ce20" office:value-type="float" office:value="57" calcext:value-type="float">
            <text:p><text:s text:c="3"/>57</text:p>
          </table:table-cell>
          <table:table-cell table:style-name="ce37" office:value-type="float" office:value="8.36" calcext:value-type="float">
            <text:p><text:s text:c="3"/>8.36</text:p>
          </table:table-cell>
          <table:table-cell table:style-name="ce20" office:value-type="float" office:value="29" calcext:value-type="float">
            <text:p><text:s text:c="3"/>29</text:p>
          </table:table-cell>
          <table:table-cell table:style-name="ce37" office:value-type="float" office:value="4.25" calcext:value-type="float">
            <text:p><text:s text:c="3"/>4.25</text:p>
          </table:table-cell>
          <table:table-cell table:style-name="ce20" office:value-type="float" office:value="28" calcext:value-type="float">
            <text:p><text:s text:c="3"/>28</text:p>
          </table:table-cell>
          <table:table-cell table:style-name="ce37" office:value-type="float" office:value="4.11" calcext:value-type="float">
            <text:p><text:s text:c="3"/>4.11</text:p>
          </table:table-cell>
          <table:table-cell table:style-name="ce20" office:value-type="float" office:value="35" calcext:value-type="float">
            <text:p><text:s text:c="3"/>35</text:p>
          </table:table-cell>
          <table:table-cell table:style-name="ce37" office:value-type="float" office:value="5.14" calcext:value-type="float">
            <text:p><text:s text:c="3"/>5.14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80" office:value-type="float" office:value="1.17" calcext:value-type="float">
            <text:p><text:s text:c="3"/>1.17</text:p>
          </table:table-cell>
          <table:table-cell table:style-name="ce83" office:value-type="float" office:value="332" calcext:value-type="float">
            <text:p><text:s text:c="3"/>332</text:p>
          </table:table-cell>
          <table:table-cell table:number-columns-repeated="1008"/>
        </table:table-row>
        <table:table-row table:style-name="ro4">
          <table:table-cell table:style-name="ce66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7" office:value-type="float" office:value="1936" calcext:value-type="float">
            <text:p><text:s text:c="3"/>1,936</text:p>
          </table:table-cell>
          <table:table-cell table:style-name="ce67" office:value-type="float" office:value="9941" calcext:value-type="float">
            <text:p><text:s text:c="3"/>9,941</text:p>
          </table:table-cell>
          <table:table-cell table:style-name="ce67" office:value-type="float" office:value="5811" calcext:value-type="float">
            <text:p><text:s text:c="3"/>5,811</text:p>
          </table:table-cell>
          <table:table-cell table:style-name="ce67" office:value-type="float" office:value="4130" calcext:value-type="float">
            <text:p><text:s text:c="3"/>4,130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72" office:value-type="float" office:value="6.13" calcext:value-type="float">
            <text:p><text:s text:c="3"/>6.13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72" office:value-type="float" office:value="3.68" calcext:value-type="float">
            <text:p><text:s text:c="3"/>3.68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72" office:value-type="float" office:value="2.45" calcext:value-type="float">
            <text:p><text:s text:c="3"/>2.45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72" office:value-type="float" office:value="11.04" calcext:value-type="float">
            <text:p><text:s text:c="3"/>11.04</text:p>
          </table:table-cell>
          <table:table-cell table:style-name="ce79" office:value-type="float" office:value="0" calcext:value-type="float">
            <text:p>—</text:p>
          </table:table-cell>
          <table:table-cell table:style-name="ce81" office:value-type="float" office:value="0" calcext:value-type="float">
            <text:p>—</text:p>
          </table:table-cell>
          <table:table-cell table:style-name="ce84" office:value-type="float" office:value="100" calcext:value-type="float">
            <text:p><text:s text:c="3"/>100</text:p>
          </table:table-cell>
          <table:table-cell table:number-columns-repeated="1008"/>
        </table:table-row>
        <table:table-row table:style-name="ro9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5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7 </text:span><text:span text:style-name="T2">月</text:span><text:span text:style-name="T4"> 8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2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6.51mm" table:end-y="3.16mm" draw:z-index="0" draw:name="Picture 1" draw:style-name="gr1" draw:text-style-name="P1" svg:width="172.45mm" svg:height="238.9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4">
          <table:table-cell table:number-columns-repeated="1024"/>
        </table:table-row>
        <table:table-row table:style-name="ro18">
          <table:table-cell>
            <draw:frame table:end-cell-address="資料分析.I75" table:end-x="2.88mm" table:end-y="3.67mm" draw:z-index="1" draw:name="Picture 2" draw:style-name="gr1" draw:text-style-name="P1" svg:width="168.82mm" svg:height="155.59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9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7-08T14:53:09</meta:creation-date>
    <dc:creator>MOI</dc:creator>
    <dc:date>2008-07-08T15:00:19</dc: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17" chart:data-source-has-labels="both" svg:x="0.997cm" svg:y="2.321cm" svg:width="20.936cm" svg:height="11.322cm">
          <chartooo:coordinate-region svg:x="1.502cm" svg:y="2.321cm" svg:width="20.431cm" svg:height="10.547cm"/>
          <chart:axis chart:dimension="x" chart:name="primary-x" chart:style-name="ch3" chartooo:axis-type="auto">
            <chartooo:date-scale/>
            <chart:title svg:x="10.028cm" svg:y="13.316cm" chart:style-name="ch4">
              <text:p>年 月 別</text:p>
            </chart:title>
            <chart:categories table:cell-range-address="'data-1'.B4:'data-1'.B117"/>
          </chart:axis>
          <chart:axis chart:dimension="y" chart:name="primary-y" chart:style-name="ch5">
            <chart:title svg:x="0.194cm" svg:y="8.08cm" chart:style-name="ch6">
              <text:p>   </text:p>
            </chart:title>
          </chart:axis>
          <chart:series chart:style-name="ch7" chart:values-cell-range-address="'data-1'.D4:'data-1'.D117" chart:label-cell-address="'data-1'.D3:'data-1'.D3" chart:class="chart:area">
            <chart:regression-curve chart:style-name="ch8"/>
            <chart:data-point chart:repeated="114"/>
          </chart:series>
          <chart:series chart:style-name="ch9" chart:values-cell-range-address="'data-1'.C4:'data-1'.C117" chart:label-cell-address="'data-1'.C3:'data-1'.C3" chart:class="chart:area">
            <chart:regression-curve chart:style-name="ch10"/>
            <chart:data-point chart:repeated="1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17</svg:desc>
                </draw:g>
              </table:table-cell>
              <table:table-cell office:value-type="float" office:value="5.74">
                <text:p>5.74</text:p>
                <draw:g>
                  <svg:desc>'data-1'.D4:'data-1'.D117</svg:desc>
                </draw:g>
              </table:table-cell>
              <table:table-cell office:value-type="float" office:value="11.71">
                <text:p>11.71</text:p>
                <draw:g>
                  <svg:desc>'data-1'.C4:'data-1'.C117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5mm" fo:min-width="153.5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1mm" fo:min-width="34.1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5mm" fo:min-width="33.41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19mm" fo:min-width="9.7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2.15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28mm" fo:min-width="20.4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17 'data-1'.D3:'data-1'.D3 'data-1'.D4:'data-1'.D117 'data-1'.C3:'data-1'.C3 'data-1'.C4:'data-1'.C1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1mm" table:end-y="0.82mm" draw:z-index="7" draw:name="Text 13" draw:style-name="gr2" draw:text-style-name="P3" svg:width="154.71mm" svg:height="11.17mm" svg:x="15.2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54mm" table:end-y="2.38mm" draw:z-index="6" draw:name="Text 6" draw:style-name="gr3" draw:text-style-name="P3" svg:width="35.27mm" svg:height="9.83mm" svg:x="16.42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66mm" table:end-y="1.32mm" draw:z-index="1" draw:name="Text 1" draw:style-name="gr4" draw:text-style-name="P3" svg:width="34.53mm" svg:height="7.87mm" svg:x="7.7mm" svg:y="2.48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04mm" table:end-y="3.7mm" draw:z-index="4" draw:name="線條 4" draw:style-name="gr5" draw:text-style-name="P4" svg:x1="-13.94mm" svg:y1="-5.57mm" svg:x2="3.18mm" svg:y2="-15.36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58mm" table:end-y="1.49mm" draw:z-index="3" draw:name="Text 3" draw:style-name="gr6" draw:text-style-name="P5" svg:width="40.2mm" svg:height="7.51mm" svg:x="7.53mm" svg:y="3.0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94mm" table:end-y="0.94mm" draw:z-index="5" draw:name="自動形狀 5" draw:style-name="gr7" draw:text-style-name="P6" svg:width="10.83mm" svg:height="11.31mm" svg:x="2.11mm" svg:y="3.18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6mm" table:end-y="3.54mm" draw:z-index="2" draw:name="Text 2" draw:style-name="gr8" draw:text-style-name="P3" svg:width="33.27mm" svg:height="7.11mm" svg:x="15.74mm" svg:y="0.9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9mm" table:end-y="0.33mm" draw:z-index="8" draw:name="Text 15" draw:style-name="gr9" draw:text-style-name="P5" svg:width="21.58mm" svg:height="5.4mm" svg:x="12.08mm" svg:y="3.96mm">
              <text:p text:style-name="P1"><text:span text:style-name="T5">97.6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6月戶口統計資料分析</text:span></text:p>
      <text:p text:style-name="P2">內政部戶政司</text:p>
      <text:p text:style-name="P4"><text:span text:style-name="T5">97年7月8日</text:span></text:p>
      <text:p text:style-name="P5"><text:span text:style-name="T7">一、依據戶籍登記資料，截至</text:span><text:span text:style-name="T7">97年6月底</text:span><text:span text:style-name="T7">止，共有7</text:span><text:span text:style-name="T7">,</text:span><text:span text:style-name="T7">576,211戶，與上年同月比較增加</text:span><text:span text:style-name="T7">1</text:span><text:span text:style-name="T7">31,155戶</text:span><text:span text:style-name="T7">，</text:span><text:span text:style-name="T7">增加率為</text:span><text:span text:style-name="T7">1.</text:span><text:span text:style-name="T7">76%。就縣市別言，以臺北縣</text:span><text:span text:style-name="T7">1,</text:span><text:span text:style-name="T7">322,485戶最多，占總戶數</text:span><text:span text:style-name="T7">17.</text:span><text:span text:style-name="T7">46%</text:span><text:span text:style-name="T7">，</text:span><text:span text:style-name="T7">其次為臺北市951,823戶，占</text:span><text:span text:style-name="T7">1</text:span><text:span text:style-name="T7">2.56%，再其次為桃園縣627,325戶，占8.</text:span><text:span text:style-name="T7">2</text:span><text:span text:style-name="T7">8%。</text:span></text:p>
      <text:p text:style-name="P6"><text:span text:style-name="T7">二、</text:span><text:span text:style-name="T9">97年6月底</text:span><text:span text:style-name="T9">人口數為</text:span><text:span text:style-name="T9">22,</text:span><text:span text:style-name="T9">994,262人，與上年同月比較增加92,365人</text:span><text:span text:style-name="T9">，</text:span><text:span text:style-name="T9">人口增加率為4.03</text:span><text:span text:style-name="T9">‰</text:span><text:span text:style-name="T9">，平均每天增加252人</text:span><text:span text:style-name="T9">。</text:span><text:span text:style-name="T9">就縣市別言</text:span><text:span text:style-name="T9">，</text:span><text:span text:style-name="T9">與上年同月比較人口增加率最高者為金門縣53.17</text:span><text:span text:style-name="T9">‰</text:span><text:span text:style-name="T9">，其次為新竹縣16.21</text:span><text:span text:style-name="T9">‰</text:span><text:span text:style-name="T9">，再其次為新竹市13.56</text:span><text:span text:style-name="T9">‰</text:span><text:span text:style-name="T9">；至於臺東縣反而減少8.56</text:span><text:span text:style-name="T9">‰</text:span><text:span text:style-name="T9">，其次為嘉義縣減少4.94</text:span><text:span text:style-name="T9">‰</text:span><text:span text:style-name="T9">，再其次為花蓮縣減少4.57</text:span><text:span text:style-name="T9">‰</text:span><text:span text:style-name="T9">。</text:span></text:p>
      <text:p text:style-name="P5"><text:span text:style-name="T9">三、</text:span><text:span text:style-name="T9">97年6月底</text:span><text:span text:style-name="T9">男性人口為</text:span><text:span text:style-name="T9">11,</text:span><text:span text:style-name="T9">615,910人，女性人口為</text:span><text:span text:style-name="T9">11,</text:span><text:span text:style-name="T9">378,352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4</text:span><text:span text:style-name="T9">1，其次為金門縣</text:span><text:span text:style-name="T9">11</text:span><text:span text:style-name="T9">3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347cm" svg:height="9.24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6月</text:span><text:span text:style-name="T9">嬰兒出生數為</text:span><text:span text:style-name="T9">1</text:span><text:span text:style-name="T9">4,429人，平均約每3.0分鐘出生一個嬰兒；折合年粗出生率為7.66</text:span><text:span text:style-name="T9">‰</text:span><text:span text:style-name="T9">，較上年同月減少0.14個千分點。就縣市別言，</text:span><text:span text:style-name="T11">粗出生率最高為</text:span><text:span text:style-name="T9">新竹市之11.62</text:span><text:span text:style-name="T9">‰</text:span><text:span text:style-name="T9">，其次為新竹縣10.95</text:span><text:span text:style-name="T9">‰</text:span><text:span text:style-name="T9">，再其</text:span><text:span text:style-name="T12">次為</text:span><text:span text:style-name="T9">桃園縣</text:span><text:span text:style-name="T12">8.75</text:span><text:span text:style-name="T12">‰</text:span><text:span text:style-name="T12">；最低為連江縣6.13</text:span><text:span text:style-name="T12">‰</text:span><text:span text:style-name="T12">，其次為臺南縣6.34</text:span><text:span text:style-name="T12">‰</text:span><text:span text:style-name="T12">，再其次為臺南市6.52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5"/><text:span text:style-name="T1">五、</text:span><text:span text:style-name="T1">97年6月</text:span><text:span text:style-name="T1">人口死亡數為11,104人，平均約每3.9分鐘死亡一個人；折合年粗死亡率為5.89</text:span><text:span text:style-name="T1">‰</text:span><text:span text:style-name="T1">，較上年同月增加0.27個千分點。就縣市別言，粗死亡率最高為花蓮縣之8.87</text:span><text:span text:style-name="T1">‰</text:span><text:span text:style-name="T1">，其次為嘉義縣8.68</text:span><text:span text:style-name="T1">‰</text:span><text:span text:style-name="T1">，再其次為雲林縣8.59</text:span><text:span text:style-name="T1">‰</text:span><text:span text:style-name="T1">；最低為連江縣3.68</text:span><text:span text:style-name="T1">‰</text:span><text:span text:style-name="T1">，其次為金門縣4.25</text:span><text:span text:style-name="T1">‰</text:span><text:span text:style-name="T1">，再其次為臺中市4.60</text:span><text:span text:style-name="T1">‰</text:span><text:span text:style-name="T1">。</text:span></text:p>
      <text:p text:style-name="P3"><text:span text:style-name="T1">六、</text:span><text:span text:style-name="T1">97年6月</text:span><text:span text:style-name="T1">結婚對數為12,417對，折合年粗結婚率為6.59</text:span><text:span text:style-name="T1">‰</text:span><text:span text:style-name="T1">，較上年同月增加0.63個千分點。就縣市別言，粗結婚率最高為連江縣11.04</text:span><text:span text:style-name="T1">‰</text:span><text:span text:style-name="T1">，其次為新竹市8.40</text:span><text:span text:style-name="T1">‰</text:span><text:span text:style-name="T1">，再其次為新竹縣8.36</text:span><text:span text:style-name="T1">‰</text:span><text:span text:style-name="T1">；最低為澎湖縣4.75</text:span><text:span text:style-name="T1">‰</text:span><text:span text:style-name="T1">，其次為臺東縣4.93</text:span><text:span text:style-name="T1">‰</text:span><text:span text:style-name="T1">，再其次為屏東縣4.94</text:span><text:span text:style-name="T1">‰</text:span><text:span text:style-name="T1">。</text:span></text:p>
      <text:p text:style-name="P4"><text:span text:style-name="T1">七、</text:span><text:span text:style-name="T1">97年6月</text:span><text:span text:style-name="T1">離婚對數為4,709對，折合年粗離婚率為2.50</text:span><text:span text:style-name="T1">‰</text:span><text:span text:style-name="T1">，較上年同月減少0.05個千分點。就縣市別言，粗離婚率最高為</text:span><text:span text:style-name="T3">桃園</text:span><text:span text:style-name="T1">縣3.04</text:span><text:span text:style-name="T1">‰</text:span><text:span text:style-name="T1">，其次為花蓮縣2.96</text:span><text:span text:style-name="T1">‰</text:span><text:span text:style-name="T1">，再其次為新竹縣2.93</text:span><text:span text:style-name="T1">‰</text:span><text:span text:style-name="T1">；最低為</text:span><text:span text:style-name="T3">連江</text:span><text:span text:style-name="T1">縣0</text:span><text:span text:style-name="T1">‰</text:span><text:span text:style-name="T1">，其次為金門縣1.17</text:span><text:span text:style-name="T1">‰</text:span><text:span text:style-name="T1">，再其次為澎湖縣1.19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7年6月底</text:span><text:span text:style-name="T1">原住民人口數為488,773人，較上年同月增加9,557人，占總人口比率2.13%。就縣市別言，原住民人口數最多為花蓮縣</text:span><text:span text:style-name="T1">8</text:span><text:span text:style-name="T1">9</text:span><text:span text:style-name="T1">,</text:span><text:span text:style-name="T1">666人，占原住民總人口數18.35%，其次為臺東縣</text:span><text:span text:style-name="T1">7</text:span><text:span text:style-name="T1">8,869人，占</text:span><text:span text:style-name="T1">1</text:span><text:span text:style-name="T1">6.14%，再其次為屏東縣</text:span><text:span text:style-name="T1">5</text:span><text:span text:style-name="T1">5</text:span><text:span text:style-name="T1">,</text:span><text:span text:style-name="T1">801人，占</text:span><text:span text:style-name="T1">1</text:span><text:span text:style-name="T1">1</text:span><text:span text:style-name="T1">.</text:span><text:span text:style-name="T1">42%；最少為連江縣僅100人，其次為澎湖縣215人，再其次為金門縣332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